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42700000C81027E472B9D7E99FD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New Century Schlbk" svg:font-family="'New Century Schlbk', NewCenturySchlbk"/>
    <style:font-face style:name="Times New Roman1" svg:font-family="'Times New Roman'"/>
    <style:font-face style:name="Courier New" svg:font-family="'Courier New'" style:font-family-generic="modern"/>
    <style:font-face style:name="Times New Roman2" svg:font-family="'Times New Roman'" style:font-family-generic="roman"/>
    <style:font-face style:name="Calibri" svg:font-family="Calibri" style:font-family-generic="swiss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New York" svg:font-family="'New York', 'Times New Roman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6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2" style:family="table">
      <style:table-properties style:width="7.1354in" fo:margin-left="-0.1299in" table:align="left" style:writing-mode="lr-tb"/>
    </style:style>
    <style:style style:name="Table2.A" style:family="table-column">
      <style:table-column-properties style:column-width="1.6271in"/>
    </style:style>
    <style:style style:name="Table2.B" style:family="table-column">
      <style:table-column-properties style:column-width="4.6313in"/>
    </style:style>
    <style:style style:name="Table2.C" style:family="table-column">
      <style:table-column-properties style:column-width="0.877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3" style:family="table">
      <style:table-properties style:width="7.125in" fo:margin-left="-0.125in" table:align="left" style:writing-mode="lr-tb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4" style:family="table">
      <style:table-properties style:width="7.125in" fo:margin-left="-0.125in" table:align="left" style:writing-mode="lr-tb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5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5" style:family="table">
      <style:table-properties style:width="4.6944in" fo:margin-left="1.6861in" table:align="left" style:writing-mode="lr-tb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0.9375in"/>
    </style:style>
    <style:style style:name="Table5.E" style:family="table-column">
      <style:table-column-properties style:column-width="0.881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7.125in" fo:margin-left="-0.125in" table:align="left" style:writing-mode="lr-tb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5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7" style:family="table">
      <style:table-properties style:width="7.25in" fo:margin-left="-0.125in" table:align="left" style:writing-mode="lr-tb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5.6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8" style:family="table">
      <style:table-properties style:width="6.1569in" fo:margin-left="0.4215in" table:align="left" style:writing-mode="lr-tb"/>
    </style:style>
    <style:style style:name="Table8.A" style:family="table-column">
      <style:table-column-properties style:column-width="1.7625in"/>
    </style:style>
    <style:style style:name="Table8.B" style:family="table-column">
      <style:table-column-properties style:column-width="4.3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1563in" fo:margin-left="0.4215in" table:align="left" style:writing-mode="lr-tb"/>
    </style:style>
    <style:style style:name="Table9.A" style:family="table-column">
      <style:table-column-properties style:column-width="0.5625in"/>
    </style:style>
    <style:style style:name="Table9.B" style:family="table-column">
      <style:table-column-properties style:column-width="1.2in"/>
    </style:style>
    <style:style style:name="Table9.C" style:family="table-column">
      <style:table-column-properties style:column-width="4.393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9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1569in" fo:margin-left="0.4215in" table:align="left" style:writing-mode="lr-tb"/>
    </style:style>
    <style:style style:name="Table10.A" style:family="table-column">
      <style:table-column-properties style:column-width="1.7625in"/>
    </style:style>
    <style:style style:name="Table10.B" style:family="table-column">
      <style:table-column-properties style:column-width="4.3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10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11" style:family="table">
      <style:table-properties style:width="6.9375in" fo:margin-left="0.0056in" table:align="left" style:writing-mode="lr-tb"/>
    </style:style>
    <style:style style:name="Table11.A" style:family="table-column">
      <style:table-column-properties style:column-width="1.5in"/>
    </style:style>
    <style:style style:name="Table11.B" style:family="table-column">
      <style:table-column-properties style:column-width="5.437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in" fo:border="none" style:writing-mode="lr-tb"/>
    </style:style>
    <style:style style:name="Table11.B1" style:family="table-cell">
      <style:table-cell-properties style:vertical-align="middle" fo:padding="0in" fo:border="none" style:writing-mode="lr-tb"/>
    </style:style>
    <style:style style:name="Table12" style:family="table">
      <style:table-properties style:width="6.1569in" fo:margin-left="0.4215in" table:align="left" style:writing-mode="lr-tb"/>
    </style:style>
    <style:style style:name="Table12.A" style:family="table-column">
      <style:table-column-properties style:column-width="1.7625in"/>
    </style:style>
    <style:style style:name="Table12.B" style:family="table-column">
      <style:table-column-properties style:column-width="4.3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6.1563in" fo:margin-left="0.4215in" table:align="left" style:writing-mode="lr-tb"/>
    </style:style>
    <style:style style:name="Table13.A" style:family="table-column">
      <style:table-column-properties style:column-width="0.625in"/>
    </style:style>
    <style:style style:name="Table13.B" style:family="table-column">
      <style:table-column-properties style:column-width="1.1375in"/>
    </style:style>
    <style:style style:name="Table13.C" style:family="table-column">
      <style:table-column-properties style:column-width="4.3938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13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1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6.1569in" fo:margin-left="0.4215in" table:align="left" style:writing-mode="lr-tb"/>
    </style:style>
    <style:style style:name="Table14.A" style:family="table-column">
      <style:table-column-properties style:column-width="1.7625in"/>
    </style:style>
    <style:style style:name="Table14.B" style:family="table-column">
      <style:table-column-properties style:column-width="4.3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14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15" style:family="table">
      <style:table-properties style:width="6.9375in" fo:margin-left="0.0056in" table:align="left" style:writing-mode="lr-tb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5.437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="0in" fo:border="none" style:writing-mode="lr-tb"/>
    </style:style>
    <style:style style:name="Table15.B1" style:family="table-cell">
      <style:table-cell-properties style:vertical-align="middle" fo:padding="0in" fo:border="none" style:writing-mode="lr-tb"/>
    </style:style>
    <style:style style:name="Table16" style:family="table">
      <style:table-properties style:width="6.925in" fo:margin-left="0.0125in" table:align="left" style:writing-mode="lr-tb"/>
    </style:style>
    <style:style style:name="Table16.A" style:family="table-column">
      <style:table-column-properties style:column-width="1.4375in"/>
    </style:style>
    <style:style style:name="Table16.B" style:family="table-column">
      <style:table-column-properties style:column-width="5.487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17" style:family="table">
      <style:table-properties style:width="6.1569in" fo:margin-left="0.4215in" table:align="left" style:writing-mode="lr-tb"/>
    </style:style>
    <style:style style:name="Table17.A" style:family="table-column">
      <style:table-column-properties style:column-width="1.7625in"/>
    </style:style>
    <style:style style:name="Table17.B" style:family="table-column">
      <style:table-column-properties style:column-width="4.3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8" style:family="table">
      <style:table-properties style:width="6.1563in" fo:margin-left="0.4215in" table:align="left" style:writing-mode="lr-tb"/>
    </style:style>
    <style:style style:name="Table18.A" style:family="table-column">
      <style:table-column-properties style:column-width="0.5625in"/>
    </style:style>
    <style:style style:name="Table18.B" style:family="table-column">
      <style:table-column-properties style:column-width="1.2in"/>
    </style:style>
    <style:style style:name="Table18.C" style:family="table-column">
      <style:table-column-properties style:column-width="4.3938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18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18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6.1569in" fo:margin-left="0.4215in" table:align="left" style:writing-mode="lr-tb"/>
    </style:style>
    <style:style style:name="Table19.A" style:family="table-column">
      <style:table-column-properties style:column-width="1.7625in"/>
    </style:style>
    <style:style style:name="Table19.B" style:family="table-column">
      <style:table-column-properties style:column-width="4.3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19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20" style:family="table">
      <style:table-properties style:width="7.1125in" fo:margin-left="0.0125in" table:align="left" style:writing-mode="lr-tb"/>
    </style:style>
    <style:style style:name="Table20.A" style:family="table-column">
      <style:table-column-properties style:column-width="1.4375in"/>
    </style:style>
    <style:style style:name="Table20.B" style:family="table-column">
      <style:table-column-properties style:column-width="5.675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29" style:family="table">
      <style:table-properties style:width="6.925in" fo:margin-left="0.0125in" table:align="left" style:writing-mode="lr-tb"/>
    </style:style>
    <style:style style:name="Table29.A" style:family="table-column">
      <style:table-column-properties style:column-width="1.4375in"/>
    </style:style>
    <style:style style:name="Table29.B" style:family="table-column">
      <style:table-column-properties style:column-width="5.487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22" style:family="table">
      <style:table-properties style:width="6.1569in" fo:margin-left="0.4215in" table:align="left" style:writing-mode="lr-tb"/>
    </style:style>
    <style:style style:name="Table22.A" style:family="table-column">
      <style:table-column-properties style:column-width="1.7625in"/>
    </style:style>
    <style:style style:name="Table22.B" style:family="table-column">
      <style:table-column-properties style:column-width="4.3944in"/>
    </style:style>
    <style:style style:name="Table22.1" style:family="table-row">
      <style:table-row-properties style:min-row-height="0.0667in" fo:keep-together="auto"/>
    </style:style>
    <style:style style:name="Table2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2.2" style:family="table-row">
      <style:table-row-properties fo:keep-together="auto"/>
    </style:style>
    <style:style style:name="Table23" style:family="table">
      <style:table-properties style:width="6.1563in" fo:margin-left="0.4215in" table:align="left" style:writing-mode="lr-tb"/>
    </style:style>
    <style:style style:name="Table23.A" style:family="table-column">
      <style:table-column-properties style:column-width="0.5625in"/>
    </style:style>
    <style:style style:name="Table23.B" style:family="table-column">
      <style:table-column-properties style:column-width="1.2in"/>
    </style:style>
    <style:style style:name="Table23.C" style:family="table-column">
      <style:table-column-properties style:column-width="4.3938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23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2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4" style:family="table">
      <style:table-properties style:width="6.1569in" fo:margin-left="0.4215in" table:align="left" style:writing-mode="lr-tb"/>
    </style:style>
    <style:style style:name="Table24.A" style:family="table-column">
      <style:table-column-properties style:column-width="1.7625in"/>
    </style:style>
    <style:style style:name="Table24.B" style:family="table-column">
      <style:table-column-properties style:column-width="4.3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24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25" style:family="table">
      <style:table-properties style:width="6.875in" fo:margin-left="0.0681in" table:align="left" style:writing-mode="lr-tb"/>
    </style:style>
    <style:style style:name="Table25.A" style:family="table-column">
      <style:table-column-properties style:column-width="1.4375in"/>
    </style:style>
    <style:style style:name="Table25.B" style:family="table-column">
      <style:table-column-properties style:column-width="5.437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padding="0in" fo:border="none" style:writing-mode="lr-tb"/>
    </style:style>
    <style:style style:name="Table25.B1" style:family="table-cell">
      <style:table-cell-properties style:vertical-align="bottom" fo:padding="0in" fo:border="none" style:writing-mode="lr-tb"/>
    </style:style>
    <style:style style:name="Table26" style:family="table">
      <style:table-properties style:width="7in" fo:margin-left="0.0056in" table:align="left" style:writing-mode="lr-tb"/>
    </style:style>
    <style:style style:name="Table26.A" style:family="table-column">
      <style:table-column-properties style:column-width="1.5in"/>
    </style:style>
    <style:style style:name="Table26.B" style:family="table-column">
      <style:table-column-properties style:column-width="5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="0in" fo:border="none" style:writing-mode="lr-tb"/>
    </style:style>
    <style:style style:name="Table27" style:family="table">
      <style:table-properties style:width="7.0625in" table:align="left" style:writing-mode="lr-tb"/>
    </style:style>
    <style:style style:name="Table27.A" style:family="table-column">
      <style:table-column-properties style:column-width="1.45in"/>
    </style:style>
    <style:style style:name="Table27.B" style:family="table-column">
      <style:table-column-properties style:column-width="2.8625in"/>
    </style:style>
    <style:style style:name="Table27.C" style:family="table-column">
      <style:table-column-properties style:column-width="2.7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28" style:family="table">
      <style:table-properties style:width="7in" fo:margin-left="0.0056in" table:align="left" style:writing-mode="lr-tb"/>
    </style:style>
    <style:style style:name="Table28.A" style:family="table-column">
      <style:table-column-properties style:column-width="1.4375in"/>
    </style:style>
    <style:style style:name="Table28.B" style:family="table-column">
      <style:table-column-properties style:column-width="5.562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="0in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center" style:justify-single-word="false">
        <style:tab-stops/>
      </style:paragraph-properties>
      <style:text-properties fo:language="pt" fo:country="BR"/>
    </style:style>
    <style:style style:name="P3" style:family="paragraph" style:parent-style-name="Standard">
      <style:text-properties style:font-name="New York" fo:language="pt" fo:country="BR" fo:font-weight="bold" style:font-weight-asian="bold" style:font-name-complex="New York"/>
    </style:style>
    <style:style style:name="P4" style:family="paragraph" style:parent-style-name="Standard">
      <style:text-properties style:font-name="New York" fo:language="pt" fo:country="BR" style:font-name-complex="New York"/>
    </style:style>
    <style:style style:name="P5" style:family="paragraph" style:parent-style-name="Standard">
      <style:paragraph-properties fo:text-align="center" style:justify-single-word="false"/>
      <style:text-properties style:font-name="Symbol" fo:language="pt" fo:country="BR"/>
    </style:style>
    <style:style style:name="P6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8pt" fo:language="pt" fo:country="BR" fo:font-weight="bold" officeooo:paragraph-rsid="00183792" style:font-size-asian="8pt" style:font-weight-asian="bold"/>
    </style:style>
    <style:style style:name="P8" style:family="paragraph" style:parent-style-name="Standard">
      <style:text-properties fo:font-size="6pt" fo:language="pt" fo:country="BR" style:font-size-asian="6pt"/>
    </style:style>
    <style:style style:name="P9" style:family="paragraph" style:parent-style-name="Standard">
      <style:text-properties fo:language="pt" fo:country="BR"/>
    </style:style>
    <style:style style:name="P10" style:family="paragraph" style:parent-style-name="Standard">
      <style:paragraph-properties fo:text-align="center" style:justify-single-word="false"/>
      <style:text-properties fo:language="pt" fo:country="BR" fo:font-weight="bold" officeooo:rsid="00164cc2" style:font-weight-asian="bold"/>
    </style:style>
    <style:style style:name="P11" style:family="paragraph" style:parent-style-name="Standard">
      <style:paragraph-properties fo:text-align="center" style:justify-single-word="false"/>
      <style:text-properties fo:language="pt" fo:country="BR" fo:font-weight="bold" officeooo:rsid="00164cc2" officeooo:paragraph-rsid="00164cc2" style:font-weight-asian="bold"/>
    </style:style>
    <style:style style:name="P12" style:family="paragraph" style:parent-style-name="Standard">
      <style:paragraph-properties fo:text-align="center" style:justify-single-word="false"/>
      <style:text-properties fo:language="pt" fo:country="BR"/>
    </style:style>
    <style:style style:name="P13" style:family="paragraph" style:parent-style-name="Standard">
      <style:paragraph-properties fo:text-align="center" style:justify-single-word="false" style:snap-to-layout-grid="false"/>
      <style:text-properties fo:language="pt" fo:country="BR"/>
    </style:style>
    <style:style style:name="P14" style:family="paragraph" style:parent-style-name="Standard">
      <style:paragraph-properties style:snap-to-layout-grid="false"/>
      <style:text-properties fo:language="pt" fo:country="BR"/>
    </style:style>
    <style:style style:name="P15" style:family="paragraph" style:parent-style-name="Standard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center" style:justify-single-word="false" fo:keep-with-next="always" style:snap-to-layout-grid="false"/>
      <style:text-properties fo:language="pt" fo:country="BR"/>
    </style:style>
    <style:style style:name="P17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/>
    </style:style>
    <style:style style:name="P18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/>
    </style:style>
    <style:style style:name="P19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 officeooo:paragraph-rsid="00183792"/>
    </style:style>
    <style:style style:name="P20" style:family="paragraph" style:parent-style-name="Caption">
      <style:paragraph-properties fo:text-align="center" style:justify-single-word="false"/>
      <style:text-properties fo:language="pt" fo:country="BR"/>
    </style:style>
    <style:style style:name="P21" style:family="paragraph" style:parent-style-name="Block_20_text">
      <style:paragraph-properties fo:margin-left="0in" fo:margin-right="0in" fo:text-indent="0in" style:auto-text-indent="false"/>
      <style:text-properties fo:font-size="8pt" fo:language="pt" fo:country="BR" style:font-size-asian="8pt" style:language-asian="en" style:country-asian="US"/>
    </style:style>
    <style:style style:name="P22" style:family="paragraph" style:parent-style-name="Block_20_text">
      <style:paragraph-properties fo:margin-left="0in" fo:margin-right="0in" fo:text-indent="0in" style:auto-text-indent="false"/>
      <style:text-properties fo:language="pt" fo:country="BR"/>
    </style:style>
    <style:style style:name="P23" style:family="paragraph" style:parent-style-name="Block_20_text">
      <style:paragraph-properties fo:margin-left="0in" fo:margin-right="0in" fo:text-indent="0in" style:auto-text-indent="false"/>
      <style:text-properties fo:language="pt" fo:country="BR" style:language-asian="en" style:country-asian="US"/>
    </style:style>
    <style:style style:name="P24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64cc2" style:language-asian="en" style:country-asian="US"/>
    </style:style>
    <style:style style:name="P25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64cc2" officeooo:paragraph-rsid="00164cc2" style:language-asian="en" style:country-asian="US"/>
    </style:style>
    <style:style style:name="P26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83792" officeooo:paragraph-rsid="00183792" style:language-asian="en" style:country-asian="US"/>
    </style:style>
    <style:style style:name="P27" style:family="paragraph" style:parent-style-name="Block_20_text">
      <style:paragraph-properties fo:margin-left="0in" fo:margin-right="0in" fo:text-indent="0in" style:auto-text-indent="false"/>
      <style:text-properties fo:font-size="11pt" fo:language="pt" fo:country="BR" officeooo:rsid="00183792" style:font-size-asian="11pt" style:language-asian="en" style:country-asian="US"/>
    </style:style>
    <style:style style:name="P28" style:family="paragraph" style:parent-style-name="Block_20_label">
      <style:paragraph-properties fo:margin-left="0in" fo:margin-right="0in" fo:text-indent="0in" style:auto-text-indent="false"/>
      <style:text-properties fo:language="pt" fo:country="BR"/>
    </style:style>
    <style:style style:name="P29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164cc2" officeooo:paragraph-rsid="00164cc2"/>
    </style:style>
    <style:style style:name="P30" style:family="paragraph" style:parent-style-name="bars">
      <style:paragraph-properties fo:margin-left="0in" fo:margin-right="0in" fo:text-align="start" style:justify-single-word="false" fo:text-indent="0in" style:auto-text-indent="false">
        <style:tab-stops>
          <style:tab-stop style:position="6.25in" style:leader-style="solid" style:leader-text="_"/>
        </style:tab-stops>
      </style:paragraph-properties>
      <style:text-properties fo:language="pt" fo:country="BR"/>
    </style:style>
    <style:style style:name="P31" style:family="paragraph" style:parent-style-name="Block_20_text">
      <style:text-properties fo:font-size="8pt" fo:language="pt" fo:country="BR" style:font-size-asian="8pt" style:language-asian="en" style:country-asian="US"/>
    </style:style>
    <style:style style:name="P32" style:family="paragraph" style:parent-style-name="Block_20_text">
      <style:text-properties fo:language="pt" fo:country="BR"/>
    </style:style>
    <style:style style:name="P33" style:family="paragraph" style:parent-style-name="Block_20_text">
      <style:text-properties fo:language="pt" fo:country="BR" style:language-asian="en" style:country-asian="US"/>
    </style:style>
    <style:style style:name="P34" style:family="paragraph" style:parent-style-name="Block_20_text">
      <style:text-properties fo:language="pt" fo:country="BR" officeooo:rsid="00164cc2" style:language-asian="en" style:country-asian="US"/>
    </style:style>
    <style:style style:name="P35" style:family="paragraph" style:parent-style-name="Block_20_text">
      <style:paragraph-properties>
        <style:tab-stops>
          <style:tab-stop style:position="1.5in"/>
          <style:tab-stop style:position="1.5626in"/>
        </style:tab-stops>
      </style:paragraph-properties>
      <style:text-properties fo:language="pt" fo:country="BR" officeooo:rsid="00164cc2" officeooo:paragraph-rsid="00164cc2" style:language-asian="en" style:country-asian="US"/>
    </style:style>
    <style:style style:name="P36" style:family="paragraph" style:parent-style-name="Block_20_text">
      <style:text-properties fo:language="pt" fo:country="BR" officeooo:paragraph-rsid="00164cc2"/>
    </style:style>
    <style:style style:name="P37" style:family="paragraph" style:parent-style-name="Block_20_text">
      <style:paragraph-properties fo:margin-left="0.0626in" fo:margin-right="0in" fo:text-indent="-0.1252in" style:auto-text-indent="false"/>
      <style:text-properties fo:language="pt" fo:country="BR"/>
    </style:style>
    <style:style style:name="P38" style:family="paragraph" style:parent-style-name="Block_20_text">
      <style:paragraph-properties fo:margin-left="0.0626in" fo:margin-right="0in" fo:text-indent="0in" style:auto-text-indent="false"/>
      <style:text-properties fo:language="pt" fo:country="BR" style:language-asian="en" style:country-asian="US"/>
    </style:style>
    <style:style style:name="P39" style:family="paragraph" style:parent-style-name="Bullet_20_text_20_1">
      <style:text-properties fo:language="pt" fo:country="BR"/>
    </style:style>
    <style:style style:name="P40" style:family="paragraph" style:parent-style-name="Bullet_20_text_20_1">
      <style:text-properties fo:language="pt" fo:country="BR" style:language-asian="en" style:country-asian="US"/>
    </style:style>
    <style:style style:name="P41" style:family="paragraph" style:parent-style-name="Bullet_20_text_20_1">
      <style:text-properties fo:language="pt" fo:country="BR" officeooo:rsid="00164cc2" officeooo:paragraph-rsid="00164cc2" style:language-asian="en" style:country-asian="US"/>
    </style:style>
    <style:style style:name="P42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/>
    </style:style>
    <style:style style:name="P43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style:language-asian="en" style:country-asian="US"/>
    </style:style>
    <style:style style:name="P44" style:family="paragraph" style:parent-style-name="Bullet_20_text_20_1">
      <style:paragraph-properties fo:margin-left="0.1252in" fo:margin-right="0in" fo:text-indent="-0.1252in" style:auto-text-indent="false"/>
      <style:text-properties fo:language="pt" fo:country="BR" style:language-asian="en" style:country-asian="US"/>
    </style:style>
    <style:style style:name="P45" style:family="paragraph" style:parent-style-name="Bullet_20_text_20_1">
      <style:paragraph-properties fo:margin-left="0.1374in" fo:margin-right="0in" fo:text-indent="-0.1252in" style:auto-text-indent="false"/>
      <style:text-properties fo:language="pt" fo:country="BR" style:language-asian="en" style:country-asian="US"/>
    </style:style>
    <style:style style:name="P46" style:family="paragraph" style:parent-style-name="Chapter_20_title">
      <style:text-properties fo:language="pt" fo:country="BR"/>
    </style:style>
    <style:style style:name="P47" style:family="paragraph" style:parent-style-name="Chapter_20_title">
      <style:paragraph-properties fo:break-before="page"/>
      <style:text-properties fo:language="pt" fo:country="BR"/>
    </style:style>
    <style:style style:name="P48" style:family="paragraph" style:parent-style-name="Map_20_title">
      <style:paragraph-properties fo:break-before="page"/>
      <style:text-properties fo:language="pt" fo:country="BR" officeooo:paragraph-rsid="00183792"/>
    </style:style>
    <style:style style:name="P49" style:family="paragraph" style:parent-style-name="Map_20_title">
      <style:paragraph-properties fo:break-before="page"/>
      <style:text-properties fo:language="pt" fo:country="BR" officeooo:rsid="00164cc2" officeooo:paragraph-rsid="00164cc2" style:language-asian="en" style:country-asian="US"/>
    </style:style>
    <style:style style:name="P50" style:family="paragraph" style:parent-style-name="Map_20_title">
      <style:paragraph-properties fo:break-before="page"/>
      <style:text-properties fo:language="pt" fo:country="BR" officeooo:rsid="00164cc2" officeooo:paragraph-rsid="00183792"/>
    </style:style>
    <style:style style:name="P51" style:family="paragraph" style:parent-style-name="logo">
      <style:text-properties fo:language="pt" fo:country="BR"/>
    </style:style>
    <style:style style:name="P52" style:family="paragraph" style:parent-style-name="Block_20_line">
      <style:text-properties fo:font-size="9pt" fo:language="pt" fo:country="BR" style:font-size-asian="9pt" style:language-asian="en" style:country-asian="US"/>
    </style:style>
    <style:style style:name="P53" style:family="paragraph" style:parent-style-name="Block_20_line">
      <style:text-properties fo:language="pt" fo:country="BR" style:language-asian="en" style:country-asian="US"/>
    </style:style>
    <style:style style:name="P54" style:family="paragraph" style:parent-style-name="Block_20_line">
      <style:text-properties fo:language="pt" fo:country="BR" officeooo:paragraph-rsid="00183792" style:language-asian="en" style:country-asian="US"/>
    </style:style>
    <style:style style:name="P55" style:family="paragraph" style:parent-style-name="Block_20_line">
      <style:paragraph-properties fo:margin-left="1.5in" fo:margin-right="0.0701in" fo:margin-top="0in" fo:margin-bottom="0in" loext:contextual-spacing="false" fo:text-indent="0in" style:auto-text-indent="false"/>
      <style:text-properties fo:language="pt" fo:country="BR" style:language-asian="en" style:country-asian="US"/>
    </style:style>
    <style:style style:name="P56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8pt" fo:language="pt" fo:country="BR" style:font-size-asian="8pt" style:language-asian="en" style:country-asian="US"/>
    </style:style>
    <style:style style:name="P57" style:family="paragraph" style:parent-style-name="Continued_20_on_20_next_20_page">
      <style:paragraph-properties fo:margin-left="1.5in" fo:margin-right="0.0701in" fo:margin-top="0.0835in" fo:margin-bottom="0in" loext:contextual-spacing="false" fo:text-indent="0in" style:auto-text-indent="false"/>
      <style:text-properties fo:language="pt" fo:country="BR" officeooo:rsid="00183792" officeooo:paragraph-rsid="00183792" style:language-asian="en" style:country-asian="US"/>
    </style:style>
    <style:style style:name="P58" style:family="paragraph" style:parent-style-name="Continued_20_on_20_next_20_page">
      <style:text-properties fo:language="pt" fo:country="BR" style:language-asian="en" style:country-asian="US"/>
    </style:style>
    <style:style style:name="P59" style:family="paragraph" style:parent-style-name="Table_20_text">
      <style:paragraph-properties fo:text-align="center" style:justify-single-word="false"/>
      <style:text-properties fo:language="pt" fo:country="BR" fo:font-weight="bold" officeooo:rsid="00164cc2" officeooo:paragraph-rsid="00164cc2" style:font-weight-asian="bold"/>
    </style:style>
    <style:style style:name="P60" style:family="paragraph" style:parent-style-name="Table_20_text">
      <style:text-properties fo:language="pt" fo:country="BR" officeooo:rsid="00183792"/>
    </style:style>
    <style:style style:name="P61" style:family="paragraph" style:parent-style-name="Table_20_text">
      <style:paragraph-properties fo:margin-left="0.25in" fo:margin-right="0in" fo:text-indent="0in" style:auto-text-indent="false"/>
      <style:text-properties fo:language="pt" fo:country="BR"/>
    </style:style>
    <style:style style:name="P62" style:family="paragraph" style:parent-style-name="author">
      <style:text-properties fo:language="pt" fo:country="BR"/>
    </style:style>
    <style:style style:name="P63" style:family="paragraph" style:parent-style-name="author">
      <style:text-properties fo:language="pt" fo:country="BR" officeooo:rsid="001dac67" officeooo:paragraph-rsid="001dac67"/>
    </style:style>
    <style:style style:name="P64" style:family="paragraph" style:parent-style-name="project">
      <style:text-properties fo:language="pt" fo:country="BR"/>
    </style:style>
    <style:style style:name="P65" style:family="paragraph" style:parent-style-name="project">
      <style:paragraph-properties fo:margin-top="0in" fo:margin-bottom="0in" loext:contextual-spacing="false" style:line-height-at-least="0.0835in"/>
      <style:text-properties fo:language="pt" fo:country="BR"/>
    </style:style>
    <style:style style:name="P66" style:family="paragraph" style:parent-style-name="project">
      <style:paragraph-properties fo:margin-top="0in" fo:margin-bottom="0in" loext:contextual-spacing="false" style:line-height-at-least="0.0835in"/>
      <style:text-properties fo:language="pt" fo:country="BR" style:font-name-complex="Helvetica"/>
    </style:style>
    <style:style style:name="P67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rsid="00164cc2"/>
    </style:style>
    <style:style style:name="P68" style:family="paragraph" style:parent-style-name="wsh1">
      <style:text-properties fo:language="pt" fo:country="BR"/>
    </style:style>
    <style:style style:name="P69" style:family="paragraph" style:parent-style-name="ScriptTableHeader">
      <style:text-properties fo:language="pt" fo:country="BR" officeooo:rsid="00164cc2" officeooo:paragraph-rsid="00164cc2"/>
    </style:style>
    <style:style style:name="P70" style:family="paragraph" style:parent-style-name="ScriptTableHeader">
      <style:text-properties fo:language="pt" fo:country="BR" officeooo:rsid="00183792" officeooo:paragraph-rsid="00183792"/>
    </style:style>
    <style:style style:name="P71" style:family="paragraph" style:parent-style-name="ScriptTableText">
      <style:text-properties fo:language="pt" fo:country="BR"/>
    </style:style>
    <style:style style:name="P72" style:family="paragraph" style:parent-style-name="ScriptTableText">
      <style:text-properties fo:language="pt" fo:country="BR" officeooo:rsid="00164cc2" officeooo:paragraph-rsid="00164cc2"/>
    </style:style>
    <style:style style:name="P73" style:family="paragraph" style:parent-style-name="ScriptTableText">
      <style:text-properties fo:language="pt" fo:country="BR" officeooo:rsid="00183792"/>
    </style:style>
    <style:style style:name="P74" style:family="paragraph" style:parent-style-name="ScriptTableText">
      <style:text-properties fo:language="pt" fo:country="BR" officeooo:rsid="00183792" officeooo:paragraph-rsid="00183792"/>
    </style:style>
    <style:style style:name="P75" style:family="paragraph" style:parent-style-name="ScriptTableText">
      <style:text-properties fo:language="pt" fo:country="BR" fo:font-style="italic" fo:font-weight="bold" style:font-style-asian="italic" style:font-weight-asian="bold"/>
    </style:style>
    <style:style style:name="P76" style:family="paragraph" style:parent-style-name="ScriptTableText">
      <style:text-properties fo:language="pt" fo:country="BR" fo:font-style="italic" fo:font-weight="bold" officeooo:rsid="00183792" officeooo:paragraph-rsid="00183792" style:font-style-asian="italic" style:font-weight-asian="bold"/>
    </style:style>
    <style:style style:name="P77" style:family="paragraph" style:parent-style-name="Map_20_title">
      <style:text-properties fo:language="pt" fo:country="BR" officeooo:rsid="00164cc2"/>
    </style:style>
    <style:style style:name="P78" style:family="paragraph" style:parent-style-name="Block_20_text">
      <style:paragraph-properties fo:margin-left="0.1252in" fo:margin-right="0in" fo:text-indent="0in" style:auto-text-indent="false">
        <style:tab-stops>
          <style:tab-stop style:position="1.5in"/>
          <style:tab-stop style:position="1.5626in"/>
        </style:tab-stops>
      </style:paragraph-properties>
      <style:text-properties fo:language="pt" fo:country="BR" officeooo:rsid="00183792" style:language-asian="en" style:country-asian="US"/>
    </style:style>
    <style:style style:name="P79" style:family="paragraph" style:parent-style-name="Block_20_text">
      <style:paragraph-properties fo:margin-left="-0.0626in" fo:margin-right="0in" fo:text-indent="0.1874in" style:auto-text-indent="false"/>
      <style:text-properties fo:language="pt" fo:country="BR" officeooo:rsid="00183792" style:language-asian="en" style:country-asian="US"/>
    </style:style>
    <style:style style:name="P80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/>
    </style:style>
    <style:style style:name="P81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officeooo:paragraph-rsid="00183792"/>
    </style:style>
    <style:style style:name="P82" style:family="paragraph" style:parent-style-name="Heading_20_3">
      <style:text-properties fo:language="pt" fo:country="BR"/>
    </style:style>
    <style:style style:name="P83" style:family="paragraph" style:parent-style-name="Block_20_text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style:language-asian="en" style:country-asian="US"/>
    </style:style>
    <style:style style:name="P84" style:family="paragraph" style:parent-style-name="Heading_20_4">
      <style:paragraph-properties fo:margin-left="0in" fo:margin-right="0in" fo:text-indent="0in" style:auto-text-indent="false"/>
      <style:text-properties fo:language="pt" fo:country="BR" officeooo:rsid="00164cc2"/>
    </style:style>
    <style:style style:name="P85" style:family="paragraph" style:parent-style-name="Heading_20_4">
      <style:paragraph-properties fo:margin-left="0in" fo:margin-right="0in" fo:text-indent="0in" style:auto-text-indent="false"/>
      <style:text-properties fo:language="pt" fo:country="BR" officeooo:rsid="00164cc2" officeooo:paragraph-rsid="00164cc2"/>
    </style:style>
    <style:style style:name="P86" style:family="paragraph" style:parent-style-name="Heading_20_4">
      <style:paragraph-properties fo:margin-left="0in" fo:margin-right="0in" fo:text-indent="0in" style:auto-text-indent="false"/>
      <style:text-properties fo:language="pt" fo:country="BR" officeooo:rsid="00183792"/>
    </style:style>
    <style:style style:name="P87" style:family="paragraph" style:parent-style-name="Heading_20_4">
      <style:paragraph-properties fo:margin-left="0in" fo:margin-right="0in" fo:text-indent="0in" style:auto-text-indent="false"/>
      <style:text-properties fo:language="pt" fo:country="BR" officeooo:rsid="00183792" officeooo:paragraph-rsid="00183792"/>
    </style:style>
    <style:style style:name="P88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/>
    </style:style>
    <style:style style:name="P89" style:family="paragraph" style:parent-style-name="Heading_20_4">
      <style:paragraph-properties fo:margin-left="0in" fo:margin-right="0in" fo:text-indent="0.0626in" style:auto-text-indent="false"/>
      <style:text-properties fo:language="pt" fo:country="BR" officeooo:rsid="00183792" officeooo:paragraph-rsid="00183792"/>
    </style:style>
    <style:style style:name="P90" style:family="paragraph" style:parent-style-name="title" style:master-page-name="Standard">
      <style:paragraph-properties style:page-number="auto"/>
      <style:text-properties fo:language="pt" fo:country="BR"/>
    </style:style>
    <style:style style:name="P91" style:family="paragraph" style:parent-style-name="ScriptTableBullets1">
      <style:text-properties fo:language="pt" fo:country="BR"/>
    </style:style>
    <style:style style:name="P92" style:family="paragraph" style:parent-style-name="ScriptTableBullets1">
      <style:text-properties fo:language="pt" fo:country="BR" officeooo:rsid="00164cc2"/>
    </style:style>
    <style:style style:name="P93" style:family="paragraph" style:parent-style-name="ScriptTableBullets1">
      <style:text-properties fo:language="pt" fo:country="BR" officeooo:rsid="00164cc2" officeooo:paragraph-rsid="00164cc2"/>
    </style:style>
    <style:style style:name="P94" style:family="paragraph" style:parent-style-name="ScriptTableBullets1" style:list-style-name="WW8Num10">
      <style:text-properties fo:language="pt" fo:country="BR" officeooo:rsid="00164cc2" officeooo:paragraph-rsid="00183792"/>
    </style:style>
    <style:style style:name="P95" style:family="paragraph" style:parent-style-name="ScriptTableBullets1">
      <style:text-properties fo:language="pt" fo:country="BR" fo:font-style="italic" fo:font-weight="bold" style:font-style-asian="italic" style:font-weight-asian="bold"/>
    </style:style>
    <style:style style:name="P96" style:family="paragraph" style:parent-style-name="ScriptTableBullets1">
      <style:text-properties fo:language="pt" fo:country="BR" fo:font-style="italic" fo:font-weight="bold" officeooo:rsid="00183792" style:font-style-asian="italic" style:font-weight-asian="bold"/>
    </style:style>
    <style:style style:name="P97" style:family="paragraph" style:parent-style-name="ScriptTableBullets1">
      <style:text-properties fo:language="pt" fo:country="BR" officeooo:rsid="00183792"/>
    </style:style>
    <style:style style:name="P98" style:family="paragraph" style:parent-style-name="ScriptTableBullets1">
      <style:text-properties fo:language="pt" fo:country="BR" officeooo:rsid="00183792" officeooo:paragraph-rsid="00183792"/>
    </style:style>
    <style:style style:name="P99" style:family="paragraph" style:parent-style-name="ScriptTableBullets1" style:list-style-name="WW8Num10">
      <style:text-properties fo:language="pt" fo:country="BR" officeooo:rsid="00183792" officeooo:paragraph-rsid="00183792"/>
    </style:style>
    <style:style style:name="P100" style:family="paragraph" style:parent-style-name="ScriptTableBullets1" style:list-style-name="WW8Num10">
      <style:text-properties fo:language="pt" fo:country="BR" officeooo:paragraph-rsid="00183792"/>
    </style:style>
    <style:style style:name="P101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64cc2"/>
    </style:style>
    <style:style style:name="P102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83792"/>
    </style:style>
    <style:style style:name="T1" style:family="text">
      <style:text-properties style:font-name="New Century Schlbk" fo:font-size="10pt" style:font-size-asian="10pt" style:font-name-complex="New Century Schlbk"/>
    </style:style>
    <style:style style:name="T2" style:family="text">
      <style:text-properties style:font-name="New Century Schlbk" fo:font-size="10pt" officeooo:rsid="00164cc2" style:font-size-asian="10pt" style:font-name-complex="New Century Schlbk"/>
    </style:style>
    <style:style style:name="T3" style:family="text">
      <style:text-properties style:font-name="Symbol" fo:font-size="10pt" style:font-size-asian="10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fo:font-weight="bold" officeooo:rsid="0018379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9ed07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83792" style:font-style-asian="italic" style:font-weight-asian="bold"/>
    </style:style>
    <style:style style:name="T9" style:family="text">
      <style:text-properties fo:font-style="italic" fo:font-weight="bold" officeooo:rsid="0019ed07" style:font-style-asian="italic" style:font-weight-asian="bold"/>
    </style:style>
    <style:style style:name="T10" style:family="text">
      <style:text-properties fo:font-style="italic" officeooo:rsid="00164cc2" style:language-asian="en" style:country-asian="US" style:font-style-asian="italic" style:font-style-complex="italic"/>
    </style:style>
    <style:style style:name="T11" style:family="text">
      <style:text-properties style:language-asian="en" style:country-asian="US"/>
    </style:style>
    <style:style style:name="T12" style:family="text">
      <style:text-properties officeooo:rsid="00164cc2" style:language-asian="en" style:country-asian="US"/>
    </style:style>
    <style:style style:name="T13" style:family="text">
      <style:text-properties officeooo:rsid="00183792" style:language-asian="en" style:country-asian="US"/>
    </style:style>
    <style:style style:name="T14" style:family="text">
      <style:text-properties officeooo:rsid="00183792" style:language-asian="en" style:country-asian="US" style:font-size-complex="12pt"/>
    </style:style>
    <style:style style:name="T15" style:family="text">
      <style:text-properties officeooo:rsid="0018430b" style:language-asian="en" style:country-asian="US"/>
    </style:style>
    <style:style style:name="T16" style:family="text">
      <style:text-properties officeooo:rsid="0018d319" style:language-asian="en" style:country-asian="US"/>
    </style:style>
    <style:style style:name="T17" style:family="text">
      <style:text-properties officeooo:rsid="0019ed07" style:language-asian="en" style:country-asian="US"/>
    </style:style>
    <style:style style:name="T18" style:family="text">
      <style:text-properties officeooo:rsid="001c12b3" style:language-asian="en" style:country-asian="US"/>
    </style:style>
    <style:style style:name="T19" style:family="text">
      <style:text-properties style:font-name-asian="Times"/>
    </style:style>
    <style:style style:name="T20" style:family="text">
      <style:text-properties style:font-name-asian="Times" style:language-asian="en" style:country-asian="US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64cc2" style:font-weight-asian="bold" style:font-weight-complex="bold"/>
    </style:style>
    <style:style style:name="T23" style:family="text">
      <style:text-properties fo:font-weight="bold" officeooo:rsid="00183792" style:font-weight-asian="bold" style:font-weight-complex="bold"/>
    </style:style>
    <style:style style:name="T24" style:family="text">
      <style:text-properties fo:font-weight="bold" officeooo:rsid="00183792" style:language-asian="en" style:country-asian="US" style:font-weight-asian="bold" style:font-size-complex="12pt" style:font-weight-complex="bold"/>
    </style:style>
    <style:style style:name="T25" style:family="text">
      <style:text-properties fo:font-size="14pt" fo:font-weight="bold" style:font-size-asian="14pt" style:font-weight-asian="bold"/>
    </style:style>
    <style:style style:name="T26" style:family="text">
      <style:text-properties fo:font-size="14pt" fo:font-weight="bold" officeooo:rsid="00164cc2" style:font-size-asian="14pt" style:font-weight-asian="bold"/>
    </style:style>
    <style:style style:name="T27" style:family="text">
      <style:text-properties fo:font-size="14pt" fo:font-weight="bold" officeooo:rsid="00183792" style:font-size-asian="14pt" style:font-weight-asian="bold"/>
    </style:style>
    <style:style style:name="T28" style:family="text">
      <style:text-properties fo:font-weight="normal" officeooo:rsid="00183792" style:font-weight-asian="normal" style:font-weight-complex="normal"/>
    </style:style>
    <style:style style:name="T29" style:family="text">
      <style:text-properties fo:font-weight="normal" officeooo:rsid="0019ed07" style:font-weight-asian="normal" style:font-weight-complex="normal"/>
    </style:style>
    <style:style style:name="T30" style:family="text">
      <style:text-properties fo:font-size="12pt" fo:font-weight="normal" officeooo:rsid="00183792" style:font-size-asian="12pt" style:font-weight-asian="normal"/>
    </style:style>
    <style:style style:name="T31" style:family="text">
      <style:text-properties style:font-name="Times" style:font-name-complex="Times"/>
    </style:style>
    <style:style style:name="T32" style:family="text">
      <style:text-properties style:font-name="Times" officeooo:rsid="00183792" style:font-name-complex="Times"/>
    </style:style>
    <style:style style:name="T33" style:family="text">
      <style:text-properties officeooo:rsid="00164cc2"/>
    </style:style>
    <style:style style:name="T34" style:family="text">
      <style:text-properties officeooo:rsid="00183792"/>
    </style:style>
    <style:style style:name="T35" style:family="text">
      <style:text-properties fo:font-style="normal" fo:font-weight="normal" officeooo:rsid="00183792" style:font-style-asian="normal" style:font-weight-asian="normal" style:font-style-complex="normal" style:font-weight-complex="normal"/>
    </style:style>
    <style:style style:name="T36" style:family="text">
      <style:text-properties officeooo:rsid="0019ed07"/>
    </style:style>
    <style:style style:name="T37" style:family="text">
      <style:text-properties officeooo:rsid="001adfdc"/>
    </style:style>
    <style:style style:name="T38" style:family="text">
      <style:text-properties officeooo:rsid="001c12b3"/>
    </style:style>
    <style:style style:name="T39" style:family="text">
      <style:text-properties officeooo:rsid="001f3814"/>
    </style:style>
    <style:style style:name="T40" style:family="text">
      <style:text-properties officeooo:rsid="00206273"/>
    </style:style>
    <style:style style:name="T41" style:family="text">
      <style:text-properties officeooo:rsid="0020a1a5"/>
    </style:style>
    <style:style style:name="T42" style:family="text">
      <style:text-properties officeooo:rsid="0021abaf"/>
    </style:style>
    <style:style style:name="T43" style:family="text">
      <style:text-properties officeooo:rsid="002312e8"/>
    </style:style>
    <style:style style:name="T44" style:family="text">
      <style:text-properties officeooo:rsid="00238ac2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<text:span text:style-name="T33">Material para realização do</text:span><text:line-break/>Program<text:span text:style-name="T33">a</text:span> 2<text:span text:style-name="T4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1"><draw:frame draw:style-name="fr1" draw:name="Image1" text:anchor-type="as-char" svg:width="0.5957in" svg:height="0.3362in" draw:z-index="0"><draw:image xlink:href="Pictures/200000090000142700000C81027E472B9D7E99FD.wmf" xlink:type="simple" xlink:show="embed" xlink:actuate="onLoad"/></draw:frame></text:p>
          </table:table-cell>
          <table:table-cell table:style-name="Table1.A1" office:value-type="string">
            <text:p text:style-name="P30"><text:tab/><text:line-break/><text:tab/><text:line-break/><text:tab/><text:line-break/><text:tab/><text:line-break/><text:tab/></text:p>
          </table:table-cell>
        </table:table-row>
      </table:table>
      <text:p text:style-name="P62">Personal Software Process (PSP) <text:span text:style-name="T33">para Engenheiros</text:span></text:p>
      <text:p text:style-name="P63">Parte 1</text:p>
      <text:p text:style-name="P62"/>
      <text:p text:style-name="P64"/>
      <text:p text:style-name="P62"/>
      <text:p text:style-name="P64"/>
      <text:p text:style-name="P64"/>
      <text:p text:style-name="P64"/>
      <text:p text:style-name="P65"><text:span text:style-name="T33">O </text:span>Software Engineering Institute (SEI)</text:p>
      <text:p text:style-name="P67">é um centro de pesquisa e desenvolvimento</text:p>
      <text:p text:style-name="P67">patrocinado pelo Departamento de Defesa dos Estados Unidos da América e</text:p>
      <text:p text:style-name="P65"><text:span text:style-name="T33">operado pela</text:span> Carnegie Mellon University.</text:p>
      <text:p text:style-name="P64"/>
      <text:p text:style-name="P64"/>
      <text:p text:style-name="P64"/>
      <text:p text:style-name="P64"/>
      <text:p text:style-name="P64"/>
      <text:p text:style-name="P67">Este material foi aprovado para distribuição pública.</text:p>
      <text:p text:style-name="P66"><text:span text:style-name="T33">Distribuição limitada pelo</text:span> Software Engineering Institute <text:span text:style-name="T33">para os participantes</text:span>.</text:p>
      <text:p text:style-name="P9"/>
      <text:p text:style-name="P47">Personal Software Process <text:span text:style-name="T33">para</text:span> Eng<text:span text:style-name="T44">e</text:span>n<text:span text:style-name="T33">heiros</text:span>: Part<text:span text:style-name="T43">e</text:span> <text:span text:style-name="T33">1</text:span></text:p>
      <text:p text:style-name="P46"><text:span text:style-name="T33">Material para realização do</text:span> Program<text:span text:style-name="T33">a</text:span> 2</text:p>
      <text:p text:style-name="P77">Visão geral</text:p>
      <text:p text:style-name="P5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85" text:outline-level="4">Visão geral</text:h>
          </table:table-cell>
          <table:table-cell table:style-name="Table2.A1" table:number-columns-spanned="2" office:value-type="string">
            <text:p text:style-name="P32"><text:span text:style-name="T16">E</text:span><text:span text:style-name="T12">ste material </text:span><text:span text:style-name="T17">trata</text:span><text:span text:style-name="T12"> os seguintes tópicos</text:span><text:span text:style-name="T11">.</text:span></text:p>
            <text:p text:style-name="P23"/>
          </table:table-cell>
          <table:covered-table-cell/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59">Seção</text:p>
          </table:table-cell>
          <table:table-cell table:style-name="Table2.C2" office:value-type="string">
            <text:p text:style-name="P59">Página</text:p>
          </table:table-cell>
        </table:table-row>
        <table:table-row table:style-name="Table2.2">
          <table:table-cell table:style-name="Table2.A3" office:value-type="string">
            <text:p text:style-name="P3"/>
          </table:table-cell>
          <table:table-cell table:style-name="Table2.B2" office:value-type="string">
            <text:p text:style-name="P25">Pré-requisitos</text:p>
          </table:table-cell>
          <table:table-cell table:style-name="Table2.C2" office:value-type="string">
            <text:p text:style-name="P61">2</text:p>
          </table:table-cell>
        </table:table-row>
        <table:table-row table:style-name="Table2.2">
          <table:table-cell table:style-name="Table2.A4" office:value-type="string">
            <text:p text:style-name="P4"/>
          </table:table-cell>
          <table:table-cell table:style-name="Table2.B2" office:value-type="string">
            <text:p text:style-name="P24">Requisitos do Programa 2</text:p>
          </table:table-cell>
          <table:table-cell table:style-name="Table2.C2" office:value-type="string">
            <text:p text:style-name="P61">3</text:p>
          </table:table-cell>
        </table:table-row>
        <table:table-row table:style-name="Table2.2">
          <table:table-cell table:style-name="Table2.A5" office:value-type="string">
            <text:p text:style-name="P4"/>
          </table:table-cell>
          <table:table-cell table:style-name="Table2.B2" office:value-type="string">
            <text:p text:style-name="P25">Dicas para desenvolvimento do Programa 2</text:p>
          </table:table-cell>
          <table:table-cell table:style-name="Table2.C2" office:value-type="string">
            <text:p text:style-name="P61">4</text:p>
          </table:table-cell>
        </table:table-row>
        <table:table-row table:style-name="Table2.2">
          <table:table-cell table:style-name="Table2.A6" office:value-type="string">
            <text:p text:style-name="P4"/>
          </table:table-cell>
          <table:table-cell table:style-name="Table2.B2" office:value-type="string">
            <text:p text:style-name="P24">Instruções para realização da tarefa</text:p>
          </table:table-cell>
          <table:table-cell table:style-name="Table2.C2" office:value-type="string">
            <text:p text:style-name="P61">5</text:p>
          </table:table-cell>
        </table:table-row>
        <table:table-row table:style-name="Table2.2">
          <table:table-cell table:style-name="Table2.A7" office:value-type="string">
            <text:p text:style-name="P4"/>
          </table:table-cell>
          <table:table-cell table:style-name="Table2.B2" office:value-type="string">
            <text:p text:style-name="P24">Diretivas e critérios de avaliação</text:p>
          </table:table-cell>
          <table:table-cell table:style-name="Table2.C2" office:value-type="string">
            <text:p text:style-name="P61">10</text:p>
          </table:table-cell>
        </table:table-row>
      </table:table>
      <text:p text:style-name="P5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<text:span text:style-name="T33">Pré-requisitos</text:span> </text:p>
          </table:table-cell>
          <table:table-cell table:style-name="Table3.A1" office:value-type="string">
            <text:p text:style-name="P35">Leitura</text:p>
            <text:p text:style-name="P39"><text:span text:style-name="T20">•</text:span><text:span text:style-name="T11"><text:tab/>C</text:span><text:span text:style-name="T12">apítulos</text:span><text:span text:style-name="T11"> 3 </text:span><text:span text:style-name="T12">e</text:span><text:span text:style-name="T11"> 4</text:span></text:p>
            <text:p text:style-name="P40"/>
            <text:p text:style-name="P41">Tarefas</text:p>
            <text:p text:style-name="P39"><text:span text:style-name="T20">•</text:span><text:span text:style-name="T11"><text:tab/></text:span><text:span text:style-name="T12">padrão para contagem de tamanho</text:span><text:span text:style-name="T17"> (R1),</text:span></text:p>
            <text:p text:style-name="P39"><text:span text:style-name="T20">•</text:span><text:span text:style-name="T11"><text:tab/></text:span><text:span text:style-name="T12">padrão de codificação</text:span><text:span text:style-name="T17"> (R2).</text:span></text:p>
            <text:p text:style-name="P40"/>
          </table:table-cell>
        </table:table-row>
      </table:table>
      <text:p text:style-name="P53"/>
      <text:h text:style-name="P82" text:outline-level="3"><text:span text:style-name="T33">Requisitos do </text:span>Program<text:span text:style-name="T33">a</text:span> 2</text:h>
      <text:p text:style-name="P5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<text:span text:style-name="T33">Requisitos do Programa 2</text:span> </text:p>
          </table:table-cell>
          <table:table-cell table:style-name="Table4.A1" office:value-type="string">
            <text:p text:style-name="P34">Usando o PSP 0.1, construa um programa para contar (em linhas de código -- LOC):</text:p>
            <text:p text:style-name="P37"><text:span text:style-name="T20">•</text:span><text:span text:style-name="T11"><text:tab/></text:span><text:span text:style-name="T12">tamanho total do programa</text:span><text:span text:style-name="T17">,</text:span></text:p>
            <text:p text:style-name="P37"><text:span text:style-name="T20">•</text:span><text:span text:style-name="T11"><text:tab/></text:span><text:span text:style-name="T12">tamanho total de cada parte de programa (classes, funções e procedimentos)</text:span><text:span text:style-name="T17">,</text:span></text:p>
            <text:p text:style-name="P37"><text:span text:style-name="T20">•</text:span><text:span text:style-name="T11"><text:tab/></text:span><text:span text:style-name="T12">quantidade de itens ou métodos em cada parte.</text:span></text:p>
            <text:p text:style-name="P33"/>
            <text:p text:style-name="P34">Calcule e mostre:</text:p>
            <text:p text:style-name="P39"><text:span text:style-name="T20">•</text:span><text:span text:style-name="T11"><text:tab/></text:span><text:span text:style-name="T12">contagem única de linhas de código considerando o programa inteiro</text:span></text:p>
            <text:p text:style-name="P39"><text:span text:style-name="T20">•</text:span><text:span text:style-name="T11"><text:tab/></text:span><text:span text:style-name="T12">nome de cada parte do programa e, para cada parte, mostar o tamanho (em linhas de código) e quantidade de itens dela.</text:span></text:p>
            <text:p text:style-name="P33"/>
            <text:p text:style-name="P32"><text:span text:style-name="T12">Caso linhas de código não seja uma medida de tamanho adequada para</text:span><text:span text:style-name="T17"> a</text:span><text:span text:style-name="T12"> linguagem que você utiliza, <text:s/>verifique soluções alternativas para contar tamanho no Capítulo 3 e na seção de dicas deste documento</text:span><text:span text:style-name="T11">. </text:span><text:span text:style-name="T12"><text:s/>Implemente </text:span><text:span text:style-name="T17">então</text:span><text:span text:style-name="T12"> o Programa 2 utilizando a solução escolhida.</text:span></text:p>
            <text:p text:style-name="P33"/>
            <text:p text:style-name="P34">Use o padrão de contagem de tamanho e o padrão de codificação definidos no relatório de sua tarefa.</text:p>
            <text:p text:style-name="P33"/>
            <text:p text:style-name="P32"><text:span text:style-name="T12">Teste adequadamente o seu programa. No mínimo, teste o programa contando os Programas 1 e 2 inteiros, bem como suas partes. Um exemplo de saída do Programa 2 está ilustrado na Tabela 1. Na Tabela 1, considere a palavra '</text:span><text:span text:style-name="T10">parte</text:span><text:span text:style-name="T12">' como sendo aquilo que for aplicável para a linguagem escolhida: classe, função, procedimento e assim por diante.</text:span>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 table:style-name="Table5.1">
          <table:table-cell table:style-name="Table5.A1" office:value-type="string">
            <text:p text:style-name="P11">Número do Programa</text:p>
          </table:table-cell>
          <table:table-cell table:style-name="Table5.A1" office:value-type="string">
            <text:p text:style-name="P11">Nome da Parte</text:p>
          </table:table-cell>
          <table:table-cell table:style-name="Table5.A1" office:value-type="string">
            <text:p text:style-name="P10">Número do Item</text:p>
          </table:table-cell>
          <table:table-cell table:style-name="Table5.A1" office:value-type="string">
            <text:p text:style-name="P10">Tamanho da Parte</text:p>
          </table:table-cell>
          <table:table-cell table:style-name="Table5.E1" office:value-type="string">
            <text:p text:style-name="P10">Tamanho Total</text:p>
          </table:table-cell>
        </table:table-row>
        <table:table-row table:style-name="Table5.1"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12">ABC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86</text:p>
          </table:table-cell>
          <table:table-cell table:style-name="Table5.E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2">DEF</text:p>
          </table:table-cell>
          <table:table-cell table:style-name="Table5.A1" office:value-type="string">
            <text:p text:style-name="P12">2</text:p>
          </table:table-cell>
          <table:table-cell table:style-name="Table5.A1" office:value-type="string">
            <text:p text:style-name="P12">8</text:p>
          </table:table-cell>
          <table:table-cell table:style-name="Table5.E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2">GHI</text:p>
          </table:table-cell>
          <table:table-cell table:style-name="Table5.A1" office:value-type="string">
            <text:p text:style-name="P12">4</text:p>
          </table:table-cell>
          <table:table-cell table:style-name="Table5.A1" office:value-type="string">
            <text:p text:style-name="P12">92</text:p>
          </table:table-cell>
          <table:table-cell table:style-name="Table5.E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E1" office:value-type="string">
            <text:p text:style-name="P12">212</text:p>
          </table:table-cell>
        </table:table-row>
        <table:table-row table:style-name="Table5.1">
          <table:table-cell table:style-name="Table5.A1" office:value-type="string">
            <text:p text:style-name="P12">2</text:p>
          </table:table-cell>
          <table:table-cell table:style-name="Table5.A1" office:value-type="string">
            <text:p text:style-name="P5">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E1" office:value-type="string">
            <text:p text:style-name="P16"/>
          </table:table-cell>
        </table:table-row>
      </table:table>
      <text:p text:style-name="P20"><text:span text:style-name="T33">Tabela</text:span> <text:sequence text:ref-name="refTable0" text:name="Table" text:formula="ooow:Table+1" style:num-format="1">1</text:sequence></text:p>
      <text:p text:style-name="P53"/>
      <text:p text:style-name="P49">Dicas para desenvolvimento do Programa 2</text:p>
      <text:p text:style-name="P5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9">Dicas</text:p>
          </table:table-cell>
          <table:table-cell table:style-name="Table6.A1" office:value-type="string">
            <text:p text:style-name="P34">Não tente escrever um programa de contagem sofisticado.</text:p>
            <text:p text:style-name="P33"/>
            <text:p text:style-name="P32"><text:span text:style-name="T12">Para contar linhas de código, siga a estratégia sugerida no Capítulo 3, página 48, Contadores de Tamanho (Size Counters)</text:span><text:span text:style-name="T11">.</text:span></text:p>
            <text:p text:style-name="P33"/>
            <text:p text:style-name="P34">Caso as classes, funções, código embutido ou qualquer outro item da linguagem de programação <text:span text:style-name="T36">sejam </text:span>difíc<text:span text:style-name="T36">ies</text:span> de identificar e contar, considere a inclusão de comentários especiais para identificar tais itens para seu programa de contagem. Lembre-se de modificar seu padrão de contagem R1 e seu padrão de <text:s/>codificação R2 para incluir tais comentários. Você também precisará incluir tais comentários nos demais programas, inclusive o Programa 1.</text:p>
            <text:p text:style-name="P33"/>
            <text:p text:style-name="P36"><text:span text:style-name="T12">Para aplicações de banco de dados ou outras linguage</text:span><text:span text:style-name="T15">ns</text:span><text:span text:style-name="T12"> em que a medida de linhas de código não seja apropriada, identifique os itens que você acha que oferecem contagens úteis. Seja tão completo quanto você pode, mantendo a abordagem de contagem simples. Uma soma simples dos elementos contáveis mais básicos provavelmente fornecerá uma medida de tamanho tão útil quanto outras medidas mais sofisticadas.</text:span></text:p>
          </table:table-cell>
        </table:table-row>
      </table:table>
      <text:p text:style-name="P53"/>
      <text:p text:style-name="P50">Instruções para a realização da tarefa</text:p>
      <text:p text:style-name="P5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84" text:outline-level="4">Instruções da tarefa</text:h>
          </table:table-cell>
          <table:table-cell table:style-name="Table7.A1" office:value-type="string">
            <text:p text:style-name="P24">Antes de começar a desenvolver o Programa 2, revise o script do processo principal do PSP 0.1, garantindo que você entende a visão geral dele antes de começar. Também se assegure que você possui todos os dados de entrada necessários antes de começar a fase de planejamento.</text:p>
          </table:table-cell>
        </table:table-row>
      </table:table>
      <text:p text:style-name="P6"/>
      <text:p text:style-name="P12"><text:span text:style-name="T26">Script do Processo </text:span><text:span text:style-name="T25">PSP</text:span><text:span text:style-name="T26"> </text:span><text:span text:style-name="T25">0.1</text:span></text:p>
      <text:p text:style-name="P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9">Propósito</text:p>
          </table:table-cell>
          <table:table-cell table:style-name="Table8.B1" office:value-type="string">
            <text:p text:style-name="P101">Guiar o desenvolv<text:span text:style-name="T36">i</text:span>mento de programas <text:span text:style-name="T39">modulares</text:span></text:p>
          </table:table-cell>
        </table:table-row>
        <table:table-row table:style-name="Table8.1">
          <table:table-cell table:style-name="Table8.A1" office:value-type="string">
            <text:p text:style-name="P69">Critério<text:span text:style-name="T34">s</text:span> de Entrada</text:p>
          </table:table-cell>
          <table:table-cell table:style-name="Table8.B1" office:value-type="string">
            <text:list xml:id="list4434707335457639644" text:style-name="WW8Num10">
              <text:list-item>
                <text:p text:style-name="P93">Descrição do pr<text:span text:style-name="T34">o</text:span>blema<text:span text:style-name="T34">.</text:span></text:p>
              </text:list-item>
              <text:list-item>
                <text:p text:style-name="P92">Formulário de Resumo de Planejamento de Projeto.</text:p>
              </text:list-item>
              <text:list-item>
                <text:p text:style-name="P92">Registros de <text:span text:style-name="T39">tempo e erros</text:span>.</text:p>
              </text:list-item>
              <text:list-item>
                <text:p text:style-name="P91"><text:span text:style-name="T33">Padrões de tipo de erros, </text:span><text:span text:style-name="T22">codificação e contagem de tamanh</text:span><text:span text:style-name="T23">o</text:span><text:span text:style-name="T28">.</text:span></text:p>
              </text:list-item>
              <text:list-item>
                <text:p text:style-name="P92">Cronômetro (opcional).</text:p>
              </text:list-item>
            </text:list>
          </table:table-cell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69">Passo</text:p>
          </table:table-cell>
          <table:table-cell table:style-name="Table9.A1" office:value-type="string">
            <text:p text:style-name="P69">Atividade</text:p>
          </table:table-cell>
          <table:table-cell table:style-name="Table9.C1" office:value-type="string">
            <text:p text:style-name="P69">Descrição</text:p>
          </table:table-cell>
        </table:table-row>
        <table:table-row table:style-name="Table9.1">
          <table:table-cell table:style-name="Table9.A1" office:value-type="string">
            <text:p text:style-name="P71">1</text:p>
          </table:table-cell>
          <table:table-cell table:style-name="Table9.A1" office:value-type="string">
            <text:p text:style-name="P72">Planejamento</text:p>
          </table:table-cell>
          <table:table-cell table:style-name="Table9.C1" office:value-type="string">
            <text:list xml:id="list153215076898476" text:continue-numbering="true" text:style-name="WW8Num10">
              <text:list-item>
                <text:p text:style-name="P91"><text:span text:style-name="T34">Produzir ou obter requisitos</text:span>.</text:p>
              </text:list-item>
              <text:list-item>
                <text:p text:style-name="P95"><text:span text:style-name="T34">Estimar o tamanho adicionado ou modificado deste programa</text:span><text:span text:style-name="T28">.</text:span></text:p>
              </text:list-item>
              <text:list-item>
                <text:p text:style-name="P91"><text:span text:style-name="T34">Estimar o tempo necessário para desenvolvimento</text:span>.</text:p>
              </text:list-item>
              <text:list-item>
                <text:p text:style-name="P97">Preencher os dados <text:s/>de planejamento no formulário de Resumo de Planejamento de Projeto.</text:p>
              </text:list-item>
              <text:list-item>
                <text:p text:style-name="P91"><text:span text:style-name="T34">Completar o registro de tempo</text:span>.</text:p>
              </text:list-item>
            </text:list>
          </table:table-cell>
        </table:table-row>
        <table:table-row table:style-name="Table9.1">
          <table:table-cell table:style-name="Table9.A3" office:value-type="string">
            <text:p text:style-name="P71">2</text:p>
          </table:table-cell>
          <table:table-cell table:style-name="Table9.A3" office:value-type="string">
            <text:p text:style-name="P72">Desenvolvimento</text:p>
          </table:table-cell>
          <table:table-cell table:style-name="Table9.C3" office:value-type="string">
            <text:list xml:id="list153214890585824" text:continue-numbering="true" text:style-name="WW8Num10">
              <text:list-item>
                <text:p text:style-name="P91"><text:span text:style-name="T34">Projetar o programa</text:span>. </text:p>
              </text:list-item>
              <text:list-item>
                <text:p text:style-name="P91"><text:span text:style-name="T34">Implementar o projeto</text:span>.</text:p>
              </text:list-item>
              <text:list-item>
                <text:p text:style-name="P91">Compil<text:span text:style-name="T34">ar o programa, consertar e registrar todos os erros encontrados</text:span>.</text:p>
              </text:list-item>
              <text:list-item>
                <text:p text:style-name="P97">Testar o programa, consertar e registrar todos os erros encontrados.</text:p>
              </text:list-item>
              <text:list-item>
                <text:p text:style-name="P100"><text:span text:style-name="T34">Completar o registro de tempo</text:span>.</text:p>
              </text:list-item>
            </text:list>
          </table:table-cell>
        </table:table-row>
        <table:table-row table:style-name="Table9.1">
          <table:table-cell table:style-name="Table9.A3" office:value-type="string">
            <text:p text:style-name="P71">3</text:p>
          </table:table-cell>
          <table:table-cell table:style-name="Table9.A3" office:value-type="string">
            <text:p text:style-name="P71">Postmortem</text:p>
          </table:table-cell>
          <table:table-cell table:style-name="Table9.C3" office:value-type="string">
            <text:list xml:id="list153215649619344" text:continue-numbering="true" text:style-name="WW8Num10">
              <text:list-item>
                <text:p text:style-name="P97">Completar o formulário de Resumo de Planejamento de Projeto com os dados de tempo efetivo, erros e tamanho.</text:p>
              </text:list-item>
            </text:list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0">Critério de saída</text:p>
          </table:table-cell>
          <table:table-cell table:style-name="Table10.B1" office:value-type="string">
            <text:list xml:id="list153214443899987" text:continue-numbering="true" text:style-name="WW8Num10">
              <text:list-item>
                <text:p text:style-name="P97">Programa rigorosamente testado.</text:p>
              </text:list-item>
              <text:list-item>
                <text:p text:style-name="P97">Formulário de Resumo de Planejamento de Projeto preenchido <text:span text:style-name="T36">com </text:span>dados estimados e efetivos.</text:p>
              </text:list-item>
              <text:list-item>
                <text:p text:style-name="P95"><text:span text:style-name="T34">Formulários PIP preenchidos</text:span><text:span text:style-name="T35">.</text:span></text:p>
              </text:list-item>
              <text:list-item>
                <text:p text:style-name="P97">Registros completos de tempo e erros.</text:p>
              </text:list-item>
            </text:list>
          </table:table-cell>
        </table:table-row>
      </table:table>
      <text:p text:style-name="P9"/>
      <text:p text:style-name="P58">Continu<text:span text:style-name="T34">a na próxima paǵina</text:span></text:p>
      <text:p text:style-name="P48"><text:span text:style-name="T33">Instruções para a realização da tarefa</text:span>, <text:span text:style-name="T30">Continuação</text:span></text:p>
      <text:p text:style-name="P5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86" text:outline-level="4">Fase de planejamento</text:h>
          </table:table-cell>
          <table:table-cell table:style-name="Table11.B1" office:value-type="string">
            <text:p text:style-name="P22"><text:span text:style-name="T13">Planeje o Programa 2 de acordo com o script da fase de planejamento do PSP 0.1</text:span><text:span text:style-name="T11">.</text:span></text:p>
          </table:table-cell>
        </table:table-row>
      </table:table>
      <text:p text:style-name="P8"/>
      <text:p text:style-name="P12"><text:span text:style-name="T27">Script de Planejamento do </text:span><text:span text:style-name="T25">PSP</text:span><text:span text:style-name="T27"> </text:span><text:span text:style-name="T25">0.1</text:span></text:p>
      <text:p text:style-name="P1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0">Propósito</text:p>
          </table:table-cell>
          <table:table-cell table:style-name="Table12.B1" office:value-type="string">
            <text:p text:style-name="P102">Guiar o processo de planejamento do PSP</text:p>
          </table:table-cell>
        </table:table-row>
        <table:table-row table:style-name="Table12.1">
          <table:table-cell table:style-name="Table12.A1" office:value-type="string">
            <text:p text:style-name="P70">Critérios de <text:span text:style-name="T40">e</text:span>ntrada</text:p>
          </table:table-cell>
          <table:table-cell table:style-name="Table12.B1" office:value-type="string">
            <text:list xml:id="list153214763014484" text:continue-numbering="true" text:style-name="WW8Num10">
              <text:list-item>
                <text:p text:style-name="P98">Descrição do problema<text:span text:style-name="T36">.</text:span></text:p>
              </text:list-item>
              <text:list-item>
                <text:p text:style-name="P94">Formulário de Resumo de Planejamento de Projeto.</text:p>
              </text:list-item>
              <text:list-item>
                <text:p text:style-name="P98">Registros de tempo.</text:p>
              </text:list-item>
            </text:list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70">Passo</text:p>
          </table:table-cell>
          <table:table-cell table:style-name="Table13.A1" office:value-type="string">
            <text:p text:style-name="P70">Atividade</text:p>
          </table:table-cell>
          <table:table-cell table:style-name="Table13.C1" office:value-type="string">
            <text:p text:style-name="P70">Descrição</text:p>
          </table:table-cell>
        </table:table-row>
        <table:table-row table:style-name="Table13.1">
          <table:table-cell table:style-name="Table13.A1" office:value-type="string">
            <text:p text:style-name="P71">1</text:p>
          </table:table-cell>
          <table:table-cell table:style-name="Table13.A1" office:value-type="string">
            <text:p text:style-name="P74">Requisitos do Programa</text:p>
          </table:table-cell>
          <table:table-cell table:style-name="Table13.C1" office:value-type="string">
            <text:list xml:id="list153215713940330" text:continue-numbering="true" text:style-name="WW8Num10">
              <text:list-item>
                <text:p text:style-name="P91"><text:span text:style-name="T34">Produzir ou obter os requisitos para o programa</text:span>.</text:p>
              </text:list-item>
              <text:list-item>
                <text:p text:style-name="P97">Garantir que os requisitos estão claros e sem ambiguidade.</text:p>
              </text:list-item>
              <text:list-item>
                <text:p text:style-name="P98">Resolver qualquer questão quanto aos requisitos.</text:p>
              </text:list-item>
            </text:list>
          </table:table-cell>
        </table:table-row>
        <table:table-row table:style-name="Table13.1">
          <table:table-cell table:style-name="Table13.A3" office:value-type="string">
            <text:p text:style-name="P75">2</text:p>
          </table:table-cell>
          <table:table-cell table:style-name="Table13.A3" office:value-type="string">
            <text:p text:style-name="P76">Estimar tamanho</text:p>
          </table:table-cell>
          <table:table-cell table:style-name="Table13.C3" office:value-type="string">
            <text:list xml:id="list153214194396771" text:continue-numbering="true" text:style-name="WW8Num10">
              <text:list-item>
                <text:p text:style-name="P91"><text:span text:style-name="T6">Fazer sua melhor estimativa quanto ao tamanho das adições</text:span><text:span text:style-name="T7"> e</text:span><text:span text:style-name="T6"> modificações do seu programa.</text:span></text:p>
              </text:list-item>
              <text:list-item>
                <text:p text:style-name="P96">Preencher os dados de tamanho estimados/planejados <text:s/>no formulário de Resumo de Planejamento de Projeto.</text:p>
              </text:list-item>
            </text:list>
          </table:table-cell>
        </table:table-row>
        <table:table-row table:style-name="Table13.1">
          <table:table-cell table:style-name="Table13.A3" office:value-type="string">
            <text:p text:style-name="P71">3</text:p>
          </table:table-cell>
          <table:table-cell table:style-name="Table13.A3" office:value-type="string">
            <text:p text:style-name="P74">Estimar</text:p>
            <text:p text:style-name="P74">recursos</text:p>
            <text:p text:style-name="P71"/>
          </table:table-cell>
          <table:table-cell table:style-name="Table13.C3" office:value-type="string">
            <text:list xml:id="list153215430795608" text:continue-numbering="true" text:style-name="WW8Num10">
              <text:list-item>
                <text:p text:style-name="P97">Fazer sua melhor estimativa do tempo necessário para desenvolver o programa.</text:p>
              </text:list-item>
              <text:list-item>
                <text:p text:style-name="P97">Preencher os dados de tempo estimado/planejado no formulário de Resumo de Planejamento de Projeto.</text:p>
              </text:list-item>
              <text:list-item>
                <text:p text:style-name="P91"><text:span text:style-name="T8">Usando como guia os dados do campo "</text:span><text:span text:style-name="T5">To Date %</text:span><text:span text:style-name="T8">" do projeto</text:span><text:span text:style-name="T9"> de</text:span><text:span text:style-name="T8"> desenvolvimento mais recentemente, distribu</text:span><text:span text:style-name="T9">ir</text:span><text:span text:style-name="T8"> o tempo de desenvolvimento para as fases planejadas do projeto. </text:span></text:p>
              </text:list-item>
            </text:list>
          </table:table-cell>
        </table:table-row>
      </table:table>
      <text:p text:style-name="P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70">Critério de Saída</text:p>
          </table:table-cell>
          <table:table-cell table:style-name="Table14.B1" office:value-type="string">
            <text:list xml:id="list153215285309398" text:continue-numbering="true" text:style-name="WW8Num10">
              <text:list-item>
                <text:p text:style-name="P97">Requisitos documentados<text:span text:style-name="T36">.</text:span></text:p>
              </text:list-item>
              <text:list-item>
                <text:p text:style-name="P91"><text:span text:style-name="T34">Formulário de Resumo de Planejamento de Projeto preenchido com as estimativas </text:span><text:span text:style-name="T23">de tamanho</text:span><text:span text:style-name="T34"> e tempo de desenvolvimento.</text:span></text:p>
              </text:list-item>
              <text:list-item>
                <text:p text:style-name="P99">Registros completos de tempo e erros.</text:p>
              </text:list-item>
            </text:list>
          </table:table-cell>
        </table:table-row>
      </table:table>
      <text:p text:style-name="P1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h text:style-name="P88" text:outline-level="4"/>
          </table:table-cell>
          <table:table-cell table:style-name="Table15.B1" office:value-type="string">
            <text:p text:style-name="P22"><text:span text:style-name="T14">Verifique que você satisfez todos os critérios de saída para a fase de planejamento </text:span><text:span text:style-name="T24">e então solicite que o instrutor revise o seu plano</text:span><text:span text:style-name="T14">. Após o seu plano ser revisado, prossiga para a fase de desenvolvimento.</text:span></text:p>
          </table:table-cell>
        </table:table-row>
      </table:table>
      <text:p text:style-name="P57">Continua na próxima página</text:p>
      <text:p text:style-name="P48"><text:span text:style-name="T33">Instruções para a realização da tarefa</text:span>, <text:span text:style-name="T30">Continuação</text:span></text:p>
      <text:p text:style-name="P5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h text:style-name="P86" text:outline-level="4">Fase de desenvolvimento</text:h>
          </table:table-cell>
          <table:table-cell table:style-name="Table16.A1" office:value-type="string">
            <text:p text:style-name="P22"><text:span text:style-name="T11">D</text:span><text:span text:style-name="T13">esenvolva o programa conforme o script da fase de desenvolvimento do PSP 0.1</text:span></text:p>
          </table:table-cell>
        </table:table-row>
      </table:table>
      <text:p text:style-name="P12"><text:span text:style-name="T27">Script de Desenvolvimento do </text:span><text:span text:style-name="T25">PSP</text:span><text:span text:style-name="T27"> </text:span><text:span text:style-name="T25">0.1</text:span></text:p>
      <text:p text:style-name="P3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70">Propósito</text:p>
          </table:table-cell>
          <table:table-cell table:style-name="Table17.B1" office:value-type="string">
            <text:p text:style-name="P102">Guiar o desenvolvimento de programas pequenos</text:p>
          </table:table-cell>
        </table:table-row>
        <table:table-row table:style-name="Table17.1">
          <table:table-cell table:style-name="Table17.A1" office:value-type="string">
            <text:p text:style-name="P70">Critérios de <text:span text:style-name="T41">e</text:span>ntrada</text:p>
          </table:table-cell>
          <table:table-cell table:style-name="Table17.B1" office:value-type="string">
            <text:list xml:id="list153214009185276" text:continue-numbering="true" text:style-name="WW8Num10">
              <text:list-item>
                <text:p text:style-name="P98">Requisitos.</text:p>
              </text:list-item>
              <text:list-item>
                <text:p text:style-name="P91"><text:span text:style-name="T34">Formulário de Resumo de Planejamento de projeto preenchido com estimativas de </text:span><text:span text:style-name="T23">tamanho e </text:span><text:span text:style-name="T28">tempo de desenvolvimento</text:span><text:span text:style-name="T23"> </text:span><text:span text:style-name="T28">do programa.</text:span></text:p>
              </text:list-item>
              <text:list-item>
                <text:p text:style-name="P97">Registro de tempo e erros.</text:p>
              </text:list-item>
              <text:list-item>
                <text:p text:style-name="P99">Padrões para codificação e tipos de erro.</text:p>
              </text:list-item>
            </text:list>
          </table:table-cell>
        </table:table-row>
      </table:table>
      <text:p text:style-name="P8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70">Passo</text:p>
          </table:table-cell>
          <table:table-cell table:style-name="Table18.A1" office:value-type="string">
            <text:p text:style-name="P70">Atividade</text:p>
          </table:table-cell>
          <table:table-cell table:style-name="Table18.C1" office:value-type="string">
            <text:p text:style-name="P70">Descrição</text:p>
          </table:table-cell>
        </table:table-row>
        <table:table-row table:style-name="Table18.1">
          <table:table-cell table:style-name="Table18.A1" office:value-type="string">
            <text:p text:style-name="P71">1</text:p>
          </table:table-cell>
          <table:table-cell table:style-name="Table18.A1" office:value-type="string">
            <text:p text:style-name="P74">Projeto</text:p>
          </table:table-cell>
          <table:table-cell table:style-name="Table18.C1" office:value-type="string">
            <text:list xml:id="list153215236101572" text:continue-numbering="true" text:style-name="WW8Num10">
              <text:list-item>
                <text:p text:style-name="P97">Revisar os requisitos e produzir um projeto para atendê-los.</text:p>
              </text:list-item>
              <text:list-item>
                <text:p text:style-name="P97">Registrar no registro de erros qualquer erro encontrado nos requisitos.</text:p>
              </text:list-item>
              <text:list-item>
                <text:p text:style-name="P97">Registrar o tempo no Registro de tempo.</text:p>
              </text:list-item>
            </text:list>
          </table:table-cell>
        </table:table-row>
        <table:table-row table:style-name="Table18.1">
          <table:table-cell table:style-name="Table18.A3" office:value-type="string">
            <text:p text:style-name="P71">2</text:p>
          </table:table-cell>
          <table:table-cell table:style-name="Table18.A3" office:value-type="string">
            <text:p text:style-name="P74">Codificação</text:p>
          </table:table-cell>
          <table:table-cell table:style-name="Table18.C3" office:value-type="string">
            <text:list xml:id="list153215196135188" text:continue-numbering="true" text:style-name="WW8Num10">
              <text:list-item>
                <text:p text:style-name="P91">Implement<text:span text:style-name="T34">ar o projeto, </text:span><text:span text:style-name="T23">obedecendo o padrão de codificação</text:span><text:span text:style-name="T28">.</text:span></text:p>
              </text:list-item>
              <text:list-item>
                <text:p text:style-name="P97">Registrar no registro de erros qualquer erro encontrado nos requisitos e no projeto.</text:p>
              </text:list-item>
              <text:list-item>
                <text:p text:style-name="P99">Registrar o tempo no Registro de tempo.</text:p>
              </text:list-item>
            </text:list>
          </table:table-cell>
        </table:table-row>
        <table:table-row table:style-name="Table18.1">
          <table:table-cell table:style-name="Table18.A3" office:value-type="string">
            <text:p text:style-name="P71">3</text:p>
          </table:table-cell>
          <table:table-cell table:style-name="Table18.A3" office:value-type="string">
            <text:p text:style-name="P74">Compilação</text:p>
          </table:table-cell>
          <table:table-cell table:style-name="Table18.C3" office:value-type="string">
            <text:list xml:id="list153215726365898" text:continue-numbering="true" text:style-name="WW8Num10">
              <text:list-item>
                <text:p text:style-name="P91">Compil<text:span text:style-name="T34">ar o programa até que não existam mais erros de compilação.</text:span></text:p>
              </text:list-item>
              <text:list-item>
                <text:p text:style-name="P98">Corrigir todos os erros encontrados.</text:p>
              </text:list-item>
              <text:list-item>
                <text:p text:style-name="P97">Registrar erros no registro de erros.</text:p>
              </text:list-item>
              <text:list-item>
                <text:p text:style-name="P99">Registrar o tempo no Registro de tempo.</text:p>
              </text:list-item>
            </text:list>
          </table:table-cell>
        </table:table-row>
        <table:table-row table:style-name="Table18.1">
          <table:table-cell table:style-name="Table18.A3" office:value-type="string">
            <text:p text:style-name="P71">4</text:p>
          </table:table-cell>
          <table:table-cell table:style-name="Table18.A3" office:value-type="string">
            <text:p text:style-name="P71">Test<text:span text:style-name="T34">e</text:span></text:p>
          </table:table-cell>
          <table:table-cell table:style-name="Table18.C3" office:value-type="string">
            <text:list xml:id="list153214524626307" text:continue-numbering="true" text:style-name="WW8Num10">
              <text:list-item>
                <text:p text:style-name="P97">Testar o programa até que <text:span text:style-name="T36">os c</text:span>aso<text:span text:style-name="T36">s</text:span> de teste executem sem erros.</text:p>
              </text:list-item>
              <text:list-item>
                <text:p text:style-name="P99">Corrigir todos os erros encontrados.</text:p>
              </text:list-item>
              <text:list-item>
                <text:p text:style-name="P99">Registrar erros no registro de erros.</text:p>
              </text:list-item>
              <text:list-item>
                <text:p text:style-name="P99">Registrar o tempo no Registro de tempo.</text:p>
              </text:list-item>
            </text:list>
          </table:table-cell>
        </table:table-row>
      </table:table>
      <text:p text:style-name="P8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70">Critérios de <text:span text:style-name="T41">s</text:span>aída</text:p>
          </table:table-cell>
          <table:table-cell table:style-name="Table19.B1" office:value-type="string">
            <text:list xml:id="list153215892920818" text:continue-numbering="true" text:style-name="WW8Num10">
              <text:list-item>
                <text:p text:style-name="P91"><text:span text:style-name="T34">Programa rigorosamente testado </text:span><text:span text:style-name="T23">e que está de acordo com o padrão de codificação</text:span><text:span text:style-name="T29">.</text:span></text:p>
              </text:list-item>
              <text:list-item>
                <text:p text:style-name="P97">Registro completo de tempo e erros.</text:p>
              </text:list-item>
            </text:list>
          </table:table-cell>
        </table:table-row>
      </table:table>
      <text:p text:style-name="P31"/>
      <text:p text:style-name="P21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h text:style-name="P88" text:outline-level="4"/>
          </table:table-cell>
          <table:table-cell table:style-name="Table20.A1" office:value-type="string">
            <text:p text:style-name="P23"><text:span text:style-name="T34">Verifique que você satisfez todos os critérios de saída para a fase de desenvolvimento, então prossiga para a fase de</text:span> postmortem<text:span text:style-name="T34">.</text:span></text:p>
          </table:table-cell>
        </table:table-row>
      </table:table>
      <text:p text:style-name="P58">Continu<text:span text:style-name="T34">a na próxima página</text:span></text:p>
      <text:p text:style-name="P48"><text:span text:style-name="T33">Instruções para a realização da tarefa</text:span>, <text:span text:style-name="T30">Continuação</text:span></text:p>
      <text:p text:style-name="P54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h text:style-name="P87" text:outline-level="4">Fase de Postmortem</text:h>
          </table:table-cell>
          <table:table-cell table:style-name="Table29.A1" office:value-type="string">
            <text:p text:style-name="P26">Realiza a restrospectiva (análise postmortem) de acordo com o script de postmortem do PSP 0.1</text:p>
          </table:table-cell>
        </table:table-row>
      </table:table>
      <text:p text:style-name="P7"/>
      <text:p text:style-name="P68"><text:span text:style-name="T32">Script de Postmortem do </text:span><text:span text:style-name="T31">PSP</text:span><text:span text:style-name="T32"> </text:span><text:span text:style-name="T31">0.1</text:span></text:p>
      <text:p text:style-name="P9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70">Propósito</text:p>
          </table:table-cell>
          <table:table-cell table:style-name="Table22.B1" office:value-type="string">
            <text:p text:style-name="P102">Guiar o processo de postmor<text:span text:style-name="T37">t</text:span>em do PSP</text:p>
          </table:table-cell>
        </table:table-row>
        <table:table-row table:style-name="Table22.2">
          <table:table-cell table:style-name="Table22.A1" office:value-type="string">
            <text:p text:style-name="P70">Critérios de Entrada</text:p>
          </table:table-cell>
          <table:table-cell table:style-name="Table22.B1" office:value-type="string">
            <text:list xml:id="list153215469763159" text:continue-numbering="true" text:style-name="WW8Num10">
              <text:list-item>
                <text:p text:style-name="P97">Descrição do problema e requisitos</text:p>
              </text:list-item>
              <text:list-item>
                <text:p text:style-name="P97">Formulário de Resumo de Planejamento de Projeto com dados de <text:span text:style-name="T21">tamanho e </text:span>tempo de desenvolvimento do programa</text:p>
              </text:list-item>
              <text:list-item>
                <text:p text:style-name="P97">Registro de tempo e de erros</text:p>
              </text:list-item>
              <text:list-item>
                <text:p text:style-name="P91"><text:span text:style-name="T34">Programa testado e executável </text:span><text:span text:style-name="T23">que está em conformidade com os padrões de codificação e contagem de tamanho.</text:span></text:p>
              </text:list-item>
            </text:list>
          </table:table-cell>
        </table:table-row>
      </table:table>
      <text:p text:style-name="P8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70">Passo</text:p>
          </table:table-cell>
          <table:table-cell table:style-name="Table23.A1" office:value-type="string">
            <text:p text:style-name="P70">Atividade</text:p>
          </table:table-cell>
          <table:table-cell table:style-name="Table23.C1" office:value-type="string">
            <text:p text:style-name="P70">Descrição</text:p>
          </table:table-cell>
        </table:table-row>
        <table:table-row table:style-name="Table23.1">
          <table:table-cell table:style-name="Table23.A1" office:value-type="string">
            <text:p text:style-name="P71">1</text:p>
          </table:table-cell>
          <table:table-cell table:style-name="Table23.A1" office:value-type="string">
            <text:p text:style-name="P74">Registro de erros</text:p>
          </table:table-cell>
          <table:table-cell table:style-name="Table23.C1" office:value-type="string">
            <text:list xml:id="list153213949230791" text:continue-numbering="true" text:style-name="WW8Num10">
              <text:list-item>
                <text:p text:style-name="P97">Revise o Resumo de Planejamento de Projeto para verificar que todos os erros encontrados em cada fase foram realmente registrados.</text:p>
              </text:list-item>
              <text:list-item>
                <text:p text:style-name="P97">Usando o melhor possível sua memória, <text:span text:style-name="T37">corrija</text:span> qualquer <text:span text:style-name="T37">dado omisso ou incorreto.</text:span></text:p>
              </text:list-item>
            </text:list>
          </table:table-cell>
        </table:table-row>
        <table:table-row table:style-name="Table23.1">
          <table:table-cell table:style-name="Table23.A3" office:value-type="string">
            <text:p text:style-name="P71">2</text:p>
          </table:table-cell>
          <table:table-cell table:style-name="Table23.A3" office:value-type="string">
            <text:p text:style-name="P73">Consistência de dados de erros</text:p>
          </table:table-cell>
          <table:table-cell table:style-name="Table23.C3" office:value-type="string">
            <text:list xml:id="list153215760765551" text:continue-numbering="true" text:style-name="WW8Num10">
              <text:list-item>
                <text:p text:style-name="P97">Verifique se os dados de cada erro no registro de erros estão corretos e completos.</text:p>
              </text:list-item>
              <text:list-item>
                <text:p text:style-name="P97">Verifique se a quantidade de erros inseridos e removidos em cada fase é razoável e correta.</text:p>
              </text:list-item>
              <text:list-item>
                <text:p text:style-name="P97">Usando o melhor possível sua memória, corrija qualquer dado omisso ou incorreto sobre os erros.</text:p>
              </text:list-item>
            </text:list>
          </table:table-cell>
        </table:table-row>
        <table:table-row table:style-name="Table23.1">
          <table:table-cell table:style-name="Table23.A3" office:value-type="string">
            <text:p text:style-name="P75">3</text:p>
          </table:table-cell>
          <table:table-cell table:style-name="Table23.A3" office:value-type="string">
            <text:p text:style-name="P76">Tamanho</text:p>
          </table:table-cell>
          <table:table-cell table:style-name="Table23.C3" office:value-type="string">
            <text:list xml:id="list153214864189539" text:continue-numbering="true" text:style-name="WW8Num10">
              <text:list-item>
                <text:p text:style-name="P95"><text:span text:style-name="T34">Conte o tamanho do programa completo</text:span>.</text:p>
              </text:list-item>
              <text:list-item>
                <text:p text:style-name="P96">Determine o tamanho do código base (original), apagado, modificado, reutilizado, total e novo reutilizável.</text:p>
              </text:list-item>
              <text:list-item>
                <text:p text:style-name="P96">Preencha os dados de tamanho no formulário de Resumo de Planejamento de Projeto.</text:p>
              </text:list-item>
            </text:list>
          </table:table-cell>
        </table:table-row>
        <table:table-row table:style-name="Table23.1">
          <table:table-cell table:style-name="Table23.A3" office:value-type="string">
            <text:p text:style-name="P71">4</text:p>
          </table:table-cell>
          <table:table-cell table:style-name="Table23.A3" office:value-type="string">
            <text:p text:style-name="P74">Tempo</text:p>
          </table:table-cell>
          <table:table-cell table:style-name="Table23.C3" office:value-type="string">
            <text:list xml:id="list153214694234620" text:continue-numbering="true" text:style-name="WW8Num10">
              <text:list-item>
                <text:p text:style-name="P97">Revise o registro de tempo, procurando por erros e omissões.</text:p>
              </text:list-item>
              <text:list-item>
                <text:p text:style-name="P91"><text:span text:style-name="T34">Usando o melhor possível sua memória, corrija qualquer dado omisso ou incorreto sobre os registros de tempo</text:span>.</text:p>
              </text:list-item>
            </text:list>
          </table:table-cell>
        </table:table-row>
      </table:table>
      <text:p text:style-name="P8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70">Critérios de Saída</text:p>
          </table:table-cell>
          <table:table-cell table:style-name="Table24.B1" office:value-type="string">
            <text:list xml:id="list153214780447406" text:continue-numbering="true" text:style-name="WW8Num10">
              <text:list-item>
                <text:p text:style-name="P91"><text:span text:style-name="T34">Programa rigorosament testado </text:span><text:span text:style-name="T8">que está em conformidade com padrões de codificação e contagem de tamanho.</text:span></text:p>
              </text:list-item>
              <text:list-item>
                <text:p text:style-name="P97">Formulário de Resumo de Planejamento de Projeto completo.</text:p>
              </text:list-item>
              <text:list-item>
                <text:p text:style-name="P96">Formulários PIP completos, descrevendo problemas do processo, sugestões de melhoria e lições aprendidas.</text:p>
              </text:list-item>
              <text:list-item>
                <text:p text:style-name="P99">Registro completo de tempo e erros.</text:p>
              </text:list-item>
            </text:list>
          </table:table-cell>
        </table:table-row>
      </table:table>
      <text:p text:style-name="P3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h text:style-name="P88" text:outline-level="4"/>
          </table:table-cell>
          <table:table-cell table:style-name="Table25.B1" office:value-type="string">
            <text:p text:style-name="P27">Verifique se você atendeu todos os critérios de saída da fase de postmortem do PSP 0.1, então envie sua tarefa para avaliação.</text:p>
          </table:table-cell>
        </table:table-row>
      </table:table>
      <text:p text:style-name="P58">Continu<text:span text:style-name="T34">a na próxima página</text:span></text:p>
      <text:p text:style-name="P48"><text:span text:style-name="T33">Instruções para a realização da tarefa</text:span>, <text:span text:style-name="T30">Continuação</text:span></text:p>
      <text:p text:style-name="P56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h text:style-name="P87" text:outline-level="4">Envio d<text:span text:style-name="T42">a</text:span></text:h>
            <text:h text:style-name="P87" text:outline-level="4">tarefa</text:h>
          </table:table-cell>
          <table:table-cell table:style-name="Table26.A1" office:value-type="string">
            <text:p text:style-name="P78">Quando você completar a fase de postmortem, envie os dados do pacote da tarefa, código fonte e resultados de teste para o instrutor.</text:p>
            <text:p text:style-name="P38"/>
            <text:p text:style-name="P79">O pacote de tarefa deve conter os seguintes a seguir, na ordem apresentada:</text:p>
            <text:p text:style-name="P42"><text:span text:style-name="T20">•</text:span><text:span text:style-name="T11"><text:tab/></text:span><text:span text:style-name="T13">Formulário de Resumo de Planejamento de Projeto</text:span><text:span text:style-name="T18">,</text:span></text:p>
            <text:p text:style-name="P43"><text:span text:style-name="T19">•</text:span><text:tab/><text:span text:style-name="T34">Formulário </text:span>PIP<text:span text:style-name="T38">,</text:span></text:p>
            <text:p text:style-name="P42"><text:span text:style-name="T20">•</text:span><text:span text:style-name="T11"><text:tab/></text:span><text:span text:style-name="T13">Registro de tempo</text:span><text:span text:style-name="T18">,</text:span></text:p>
            <text:p text:style-name="P42"><text:span text:style-name="T20">•</text:span><text:span text:style-name="T11"><text:tab/></text:span><text:span text:style-name="T13">Registro de erros</text:span><text:span text:style-name="T18">,</text:span></text:p>
            <text:p text:style-name="P42"><text:span text:style-name="T20">•</text:span><text:span text:style-name="T11"><text:tab/></text:span><text:span text:style-name="T13">Listagem do código fonte dos Programas 1 e 2</text:span><text:span text:style-name="T18">,</text:span></text:p>
            <text:p text:style-name="P43"><text:span text:style-name="T19">•</text:span><text:tab/><text:span text:style-name="T34">Resultados dos testes.</text:span></text:p>
            <text:p text:style-name="P43"/>
            <text:p text:style-name="P79">Você também deve enviar no relatório de sua tarefa os seguintes dados:</text:p>
            <text:p text:style-name="P42"><text:span text:style-name="T20">•</text:span><text:span text:style-name="T11"><text:tab/></text:span><text:span text:style-name="T13">padrão de contagem de tamanho</text:span><text:span text:style-name="T18">,</text:span></text:p>
            <text:p text:style-name="P42"><text:span text:style-name="T20">•</text:span><text:span text:style-name="T11"><text:tab/></text:span><text:span text:style-name="T13">padrão de codificação</text:span><text:span text:style-name="T18">.</text:span></text:p>
          </table:table-cell>
        </table:table-row>
      </table:table>
      <text:p text:style-name="P53"/>
      <text:h text:style-name="P82" text:outline-level="3"><text:span text:style-name="T34">Diretivas e critérios de avaliação para o</text:span> <text:span text:style-name="T34">P</text:span>rogram<text:span text:style-name="T34">a</text:span> 2</text:h>
      <text:p text:style-name="P52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h text:style-name="P86" text:outline-level="4">Critérios de Avaliação</text:h>
          </table:table-cell>
          <table:table-cell table:style-name="Table27.A1" office:value-type="string">
            <text:p text:style-name="P60">O relatório de seu processo deve estar:</text:p>
            <text:p text:style-name="P44"><text:span text:style-name="T19">•</text:span><text:tab/>comple<text:span text:style-name="T34">to,</text:span></text:p>
            <text:p text:style-name="P44"><text:span text:style-name="T19">•</text:span><text:tab/>leg<text:span text:style-name="T34">ível,</text:span></text:p>
            <text:p text:style-name="P44"><text:span text:style-name="T19">•</text:span><text:tab/><text:span text:style-name="T34">na ordem especificada.</text:span></text:p>
          </table:table-cell>
          <table:table-cell table:style-name="Table27.A1" office:value-type="string">
            <text:p text:style-name="P60">Os dados do processo devem estar:</text:p>
            <text:p text:style-name="P45"><text:span text:style-name="T19">•</text:span><text:tab/><text:span text:style-name="T34">corretos,</text:span></text:p>
            <text:p text:style-name="P45"><text:span text:style-name="T19">•</text:span><text:tab/><text:span text:style-name="T34">precisos,</text:span></text:p>
            <text:p text:style-name="P45"><text:span text:style-name="T19">•</text:span><text:tab/><text:span text:style-name="T34">consistentes.</text:span></text:p>
            <text:p text:style-name="P40"/>
          </table:table-cell>
        </table:table-row>
      </table:table>
      <text:p text:style-name="P52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h text:style-name="P89" text:outline-level="4">Sugestões</text:h>
          </table:table-cell>
          <table:table-cell table:style-name="Table28.A1" office:value-type="string">
            <text:p text:style-name="P18">Lembre-se, você deve completar esta tarefa hoje.</text:p>
            <text:p text:style-name="P17"/>
            <text:p text:style-name="P18">Mantenha simples os seus programas. Você aprenderá, ao desenvolver programas pequenos, tanto quanto ao desenvolver programas grandes.</text:p>
            <text:p text:style-name="P17"/>
            <text:p text:style-name="P18">Se você está em dúvida quanto a alguma coisa, solicite esclarecimentos ao instrutor.</text:p>
            <text:p text:style-name="P17"/>
            <text:p text:style-name="P19">Software não é uma empreitada solitária, então você não precisa realizar a tarefa sozinho.</text:p>
            <text:list xml:id="list1681250043977878421" text:style-name="WW8Num14">
              <text:list-item>
                <text:p text:style-name="P81">Você deve, entretanto, produzir suas próprias estimativas, projetos e código, e preencher os formulários e relatórios.</text:p>
              </text:list-item>
              <text:list-item>
                <text:p text:style-name="P80">Você pode pedir que outras pessoas revisem o seu trabalho e você pode realizar alterações como resultado desta revisão.</text:p>
              </text:list-item>
              <text:list-item>
                <text:p text:style-name="P83">Você deve registrar qualquer ajuda que você recebeu de outras pessoas em seu relatório de processo. Registre o tempo de revisão que você e seus colegas utilizaram e registre qualquer erro encontrado e alterações realizadas.</text:p>
              </text:list-item>
            </text:list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New Century Schlbk" svg:font-family="'New Century Schlbk', NewCenturySchlbk"/>
    <style:font-face style:name="Times New Roman1" svg:font-family="'Times New Roman'"/>
    <style:font-face style:name="Courier New" svg:font-family="'Courier New'" style:font-family-generic="modern"/>
    <style:font-face style:name="Times New Roman2" svg:font-family="'Times New Roman'" style:font-family-generic="roman"/>
    <style:font-face style:name="Calibri" svg:font-family="Calibri" style:font-family-generic="swiss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New York" svg:font-family="'New York', 'Times New Roman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font-name-asian="Source Han Sans CN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pt" fo:country="BR" style:font-name-asian="Source Han Sans CN Regular" style:font-size-asian="10.5pt" style:language-asian="zh" style:country-asian="CN" style:font-name-complex="DejaVu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Author" style:class="text">
      <style:paragraph-properties fo:margin-left="2.4374in" fo:margin-right="-0.25in" fo:margin-top="1.5555in" fo:margin-bottom="0in" loext:contextual-spacing="false" fo:text-indent="0in" style:auto-text-indent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DejaVu Sans1" style:font-family-complex="'DejaVu Sans'" style:font-family-generic-complex="swiss"/>
    </style:style>
    <style:style style:name="Caption" style:family="paragraph" style:parent-style-name="Standard" style:next-style-name="Standard" style:class="extra">
      <style:paragraph-properties fo:margin-top="0.0835in" fo:margin-bottom="0.0835in" loext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Map_20_title" style:default-outline-level="1" style:class="text">
      <style:paragraph-properties fo:margin-top="0.1665in" fo:margin-bottom="0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Map_20_title" style:default-outline-level="2" style:class="text">
      <style:paragraph-properties fo:margin-top="0in" fo:margin-bottom="0.1665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Map_20_title" style:display-name="Map title" style:family="paragraph" style:parent-style-name="Standard" style:next-style-name="Block_20_line">
      <style:paragraph-properties fo:margin-top="0in" fo:margin-bottom="0.1665in" loext:contextual-spacing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3" style:display-name="Heading 3" style:family="paragraph" style:parent-style-name="Map_20_title" style:next-style-name="Block_20_line" style:default-outline-level="3" style:class="text">
      <style:paragraph-properties fo:margin-left="0in" fo:margin-right="-3.75in" fo:text-indent="0in" style:auto-text-indent="false" fo:break-before="page"/>
    </style:style>
    <style:style style:name="Heading_20_4" style:display-name="Heading 4" style:family="paragraph" style:parent-style-name="Standard" style:next-style-name="Block_20_text" style:default-outline-level="4" style:class="text">
      <style:paragraph-properties fo:margin-left="0in" fo:margin-right="5.75in" fo:text-indent="0in" style:auto-text-indent="false"/>
      <style:text-properties fo:font-weight="bold" style:font-weight-asian="bold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0.5in" fo:margin-right="0in" fo:text-indent="0in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0.5in" fo:margin-right="0in" fo:text-indent="0in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Block_20_text" style:display-name="Block text" style:family="paragraph" style:parent-style-name="Standard">
      <style:paragraph-properties fo:margin-left="-0.0626in" fo:margin-right="0in" fo:text-indent="0in" style:auto-text-indent="false">
        <style:tab-stops>
          <style:tab-stop style:position="1.5626in"/>
        </style:tab-stops>
      </style:paragraph-properties>
      <style:text-properties style:language-asian="en" style:country-asian="US"/>
    </style:style>
    <style:style style:name="Block_20_line" style:display-name="Block line" style:family="paragraph" style:parent-style-name="Block_20_text" style:next-style-name="Heading_20_4">
      <style:paragraph-properties fo:margin-left="1.5in" fo:margin-right="0in" fo:margin-top="0.1665in" fo:margin-bottom="0in" loext:contextual-spacing="false" fo:text-indent="0in" style:auto-text-indent="false" fo:padding="0in" fo:border-left="none" fo:border-right="none" fo:border-top="0.74pt solid #000000" fo:border-bottom="none"/>
      <style:text-properties fo:font-size="10pt" style:font-size-asian="10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5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style="italic" style:font-size-asian="10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0.6252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25in" fo:margin-right="0.5in" fo:text-indent="0in" style:auto-text-indent="false">
        <style:tab-stops>
          <style:tab-stop style:position="1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1252in" fo:margin-right="0.5in" fo:margin-top="0.0555in" fo:margin-bottom="0in" loext:contextual-spacing="false" fo:text-indent="0in" style:auto-text-indent="false">
        <style:tab-stops>
          <style:tab-stop style:position="1.1252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weight="bold" style:font-size-asian="10pt" style:font-weight-asian="bold"/>
    </style:style>
    <style:style style:name="Footer" style:family="paragraph" style:parent-style-name="Standard" style:class="extra">
      <style:paragraph-properties>
        <style:tab-stops>
          <style:tab-stop style:position="3.5in" style:type="center"/>
          <style:tab-stop style:position="6.9307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lock_20_label" style:display-name="Block label" style:family="paragraph" style:parent-style-name="Standard" style:next-style-name="Block_20_text">
      <style:paragraph-properties fo:margin-left="0in" fo:margin-right="5.75in" fo:text-indent="0in" style:auto-text-indent="false"/>
      <style:text-properties fo:font-weight="bold" style:font-weight-asian="bold"/>
    </style:style>
    <style:style style:name="Continued_20_on_20_next_20_page" style:display-name="Continued on next page" style:family="paragraph" style:parent-style-name="Block_20_line" style:next-style-name="Map_20_title">
      <style:paragraph-properties style:line-height-at-least="0.1807in" fo:text-align="end" style:justify-single-word="false" fo:padding-left="0in" fo:padding-right="0in" fo:padding-top="0.0555in" fo:padding-bottom="0in" fo:border-left="none" fo:border-right="none" fo:border-top="0.74pt solid #000000" fo:border-bottom="none"/>
      <style:text-properties fo:font-style="italic" style:font-style-asian="italic"/>
    </style:style>
    <style:style style:name="Table_20_text" style:display-name="Table text" style:family="paragraph" style:parent-style-name="Standard">
      <style:paragraph-properties fo:margin-top="0.028in" fo:margin-bottom="0.028in" loext:contextual-spacing="false"/>
    </style:style>
    <style:style style:name="Continued_20_table_20_label" style:display-name="Continued table label" style:family="paragraph" style:parent-style-name="Block_20_label" style:next-style-name="Block_20_text">
      <style:paragraph-properties fo:margin-left="0in" fo:margin-right="0in" fo:text-indent="0in" style:auto-text-indent="false"/>
    </style:style>
    <style:style style:name="Chapter_20_title" style:display-name="Chapter title" style:family="paragraph" style:parent-style-name="Map_20_title" style:next-style-name="Map_20_title">
      <style:paragraph-properties fo:text-align="center" style:justify-single-word="false"/>
    </style:style>
    <style:style style:name="Bullet_20_text_20_1" style:display-name="Bullet text 1" style:family="paragraph" style:parent-style-name="Block_20_text">
      <style:paragraph-properties fo:margin-left="0.0626in" fo:margin-right="0in" fo:text-indent="-0.1252in" style:auto-text-indent="false" fo:keep-with-next="always">
        <style:tab-stops>
          <style:tab-stop style:position="1.5626in"/>
          <style:tab-stop style:position="1.75in"/>
        </style:tab-stops>
      </style:paragraph-properties>
    </style:style>
    <style:style style:name="Memo_20_line" style:display-name="Memo line" style:family="paragraph" style:parent-style-name="Block_20_line" style:next-style-name="Block_20_label">
      <style:paragraph-properties fo:margin-left="0in" fo:margin-right="0in" fo:text-indent="0in" style:auto-text-indent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Embedded_20_table" style:display-name="Embedded table" style:family="paragraph" style:parent-style-name="Standard">
      <style:paragraph-properties fo:margin-left="0.0555in" fo:margin-right="0.0835in" style:line-height-at-least="0.1807in" fo:text-indent="0in" style:auto-text-indent="false" fo:padding="0in" fo:border="0.74pt solid #000000">
        <style:tab-stops>
          <style:tab-stop style:position="0.1807in"/>
          <style:tab-stop style:position="2.3752in"/>
        </style:tab-stops>
      </style:paragraph-properties>
    </style:style>
    <style:style style:name="Large_20_serif_20_text" style:display-name="Large serif text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Bullet_20_text_20_2" style:display-name="Bullet text 2" style:family="paragraph" style:parent-style-name="Bullet_20_text_20_1">
      <style:paragraph-properties fo:margin-left="0.3126in" fo:margin-right="0in" fo:text-indent="-0.1252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</style:style>
    <style:style style:name="Figure" style:family="paragraph" style:parent-style-name="Standard">
      <style:paragraph-properties fo:margin-top="0in" fo:margin-bottom="0.0417in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Table_20_bullets_20_1" style:display-name="Table bullets 1" style:family="paragraph" style:parent-style-name="Table_20_text">
      <style:paragraph-properties fo:margin-left="0.1252in" fo:margin-right="0in" fo:text-indent="-0.1252in" style:auto-text-indent="false"/>
    </style:style>
    <style:style style:name="Table_20_bullets_20_2" style:display-name="Table bullets 2" style:family="paragraph" style:parent-style-name="Table_20_bullets_20_1">
      <style:paragraph-properties fo:margin-left="0.25in" fo:margin-right="0in" fo:text-indent="-0.1252in" style:auto-text-indent="false"/>
    </style:style>
    <style:style style:name="Table_20_Entry" style:display-name="Table Entry" style:family="paragraph" style:parent-style-name="Standard">
      <style:paragraph-properties fo:padding="0in" fo:border="0.74pt solid #000000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Text" style:family="paragraph" style:parent-style-name="Standard" style:class="extra">
      <style:paragraph-properties fo:margin-top="0in" fo:margin-bottom="0.0417in" loext:contextual-spacing="fals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Author" style:family="paragraph" style:parent-style-name="Standard" style:next-style-name="Date">
      <style:paragraph-properties fo:margin-left="2.8126in" fo:margin-right="0in" fo:margin-top="0.194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Date" style:family="paragraph" style:parent-style-name="Standard">
      <style:paragraph-properties fo:margin-left="3.1874in" fo:margin-right="0in" fo:margin-top="0.083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logo" style:family="paragraph" style:parent-style-name="Standard">
      <style:paragraph-properties fo:margin-top="0.0555in" fo:margin-bottom="0in" loext:contextual-spacing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bars" style:family="paragraph" style:parent-style-name="Standard">
      <style:paragraph-properties fo:margin-left="0.75in" fo:margin-right="0in" fo:margin-top="0.1252in" fo:margin-bottom="0.1945in" loext:contextual-spacing="false" fo:line-height="0.0417in" fo:text-align="end" style:justify-single-word="false" fo:text-indent="0in" style:auto-text-indent="false">
        <style:tab-stops>
          <style:tab-stop style:position="6in" style:leader-style="solid" style:leader-text="_"/>
        </style:tab-stops>
      </style:paragraph-properties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approval" style:family="paragraph" style:parent-style-name="Standard">
      <style:paragraph-properties fo:margin-top="2.5in" fo:margin-bottom="0in" loext:contextual-spacing="false" style:line-height-at-least="0.1528in" fo:text-align="end" style:justify-single-word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title" style:family="paragraph" style:parent-style-name="Standard">
      <style:paragraph-properties fo:margin-top="1.389in" fo:margin-bottom="0in" loext:contextual-spacing="false" style:line-height-at-least="0.361in" fo:text-align="end" style:justify-single-word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author" style:family="paragraph" style:parent-style-name="Standard">
      <style:paragraph-properties fo:margin-top="0.139in" fo:margin-bottom="0in" loext:contextual-spacing="false" style:line-height-at-least="0.2362in" fo:text-align="end" style:justify-single-word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project" style:family="paragraph" style:parent-style-name="Standard">
      <style:paragraph-properties fo:margin-top="0.0555in" fo:margin-bottom="0in" loext:contextual-spacing="false" style:line-height-at-least="0.1665in" fo:text-align="end" style:justify-single-word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402in" fo:margin-right="0in" fo:text-indent="-0.1402in" style:auto-text-indent="fals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sh1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ScriptTableHeader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criptTable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criptTableBullets1" style:family="paragraph" style:parent-style-name="ScriptTableText" style:list-style-name="WW8Num10">
      <style:paragraph-properties>
        <style:tab-stops>
          <style:tab-stop style:position="0.1252in"/>
        </style:tab-stops>
      </style:paragraph-properties>
    </style:style>
    <style:style style:name="FrmInst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mInstBullet1" style:family="paragraph" style:parent-style-name="FrmInstText" style:list-style-name="WW8Num20">
      <style:paragraph-properties>
        <style:tab-stops>
          <style:tab-stop style:position="0.1252in"/>
        </style:tab-stops>
      </style:paragraph-properties>
    </style:style>
    <style:style style:name="FormTitle" style:family="paragraph">
      <style:paragraph-properties fo:margin-top="0in" fo:margin-bottom="0.0835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rm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rm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itle1" style:family="paragraph">
      <style:paragraph-properties fo:margin-top="0in" fo:margin-bottom="0.0835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WW8Num20z0" style:family="text">
      <style:text-properties style:font-name="Times New Roman1" fo:font-family="'Times New Roman'" style:font-name-complex="Times New Roman1" style:font-family-complex="'Times New Roman'"/>
    </style:style>
    <style:style style:name="WW8Num20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/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5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37% 100%"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Calibri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9874in" fo:text-indent="-0.25in" fo:margin-left="0.9874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4874in" fo:text-indent="-0.25in" fo:margin-left="2.4874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3.9874in" fo:text-indent="-0.25in" fo:margin-left="3.987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874in" fo:text-indent="-0.25in" fo:margin-left="4.4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5571in" fo:text-indent="-0.25in" fo:margin-left="0.5571in"/>
        </style:list-level-properties>
        <style:text-properties style:font-name="Times New Roman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0571in" fo:text-indent="-0.25in" fo:margin-left="1.057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571in" fo:text-indent="-0.25in" fo:margin-left="1.5571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.0571in" fo:text-indent="-0.25in" fo:margin-left="2.0571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571in" fo:text-indent="-0.25in" fo:margin-left="2.5571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0571in" fo:text-indent="-0.25in" fo:margin-left="3.0571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571in" fo:text-indent="-0.25in" fo:margin-left="3.5571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0571in" fo:text-indent="-0.25in" fo:margin-left="4.0571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571in" fo:text-indent="-0.25in" fo:margin-left="4.557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Times New Roman2"/>
      </text:list-level-style-bullet>
      <text:list-level-style-bullet text:level="2" text:style-name="WW8Num20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1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style:font-name="New Century Schlbk" fo:font-size="10pt" style:font-size-asian="10pt" style:font-name-complex="New Century Schlbk"/>
    </style:style>
    <style:style style:name="MT2" style:family="text">
      <style:text-properties style:font-name="New Century Schlbk" fo:font-size="10pt" officeooo:rsid="00164cc2" style:font-size-asian="10pt" style:font-name-complex="New Century Schlbk"/>
    </style:style>
    <style:style style:name="MT3" style:family="text">
      <style:text-properties style:font-name="Symbol" fo:font-size="10pt" style:font-size-asian="10pt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gram</text:span><text:span text:style-name="MT2">a</text:span><text:span text:style-name="MT1"> 2 <text:s text:c="7"/>O</text:span><text:span text:style-name="MT2">utubro</text:span><text:span text:style-name="MT1"> 2006<text:tab/></text:span><text:span text:style-name="MT1"><text:page-number style:num-format="1" text:select-page="current">1</text:page-number></text:span><text:span text:style-name="MT1"><text:tab/></text:span><text:span text:style-name="MT3"></text:span><text:span text:style-name="MT1"> 2006 </text:span><text:span text:style-name="MT2">por</text:span><text:span text:style-name="MT1"> Carnegie Mellon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ing PSP0 Process</dc:title>
    <dc:subject>PSP0</dc:subject>
    <meta:initial-creator>Jim Over</meta:initial-creator>
    <meta:creation-date>2004-08-25T12:15:00</meta:creation-date>
    <dc:date>2017-04-01T15:32:13.759754423</dc:date>
    <meta:print-date>2006-01-03T11:03:00</meta:print-date>
    <meta:editing-cycles>70</meta:editing-cycles>
    <meta:editing-duration>PT5H55M28S</meta:editing-duration>
    <meta:generator>LibreOffice/5.2.6.2$Linux_X86_64 LibreOffice_project/20$Build-2</meta:generator>
    <meta:document-statistic meta:table-count="28" meta:image-count="1" meta:object-count="0" meta:page-count="10" meta:paragraph-count="256" meta:word-count="1890" meta:character-count="11475" meta:non-whitespace-character-count="9888"/>
  </office:meta>
</office:document-meta>
</file>